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0F0000000F255946EA.png" manifest:media-type="image/png"/>
  <manifest:file-entry manifest:full-path="Pictures/100002000000000C0000000C18B02019.png" manifest:media-type="image/png"/>
  <manifest:file-entry manifest:full-path="Pictures/100002000000000C0000000CA87B5B0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1" svg:font-family="'Times New Roman'" style:font-family-generic="roman" style:font-pitch="variable" style:font-charset="x-symbol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ffffff" draw:stroke-linejoin="miter" draw:fill="none" draw:fill-color="#3366ff" draw:textarea-horizontal-align="left" draw:textarea-vertical-align="middle" draw:auto-grow-height="false" fo:padding-top="0.13cm" fo:padding-bottom="0.13cm" fo:padding-left="0.25cm" fo:padding-right="0.25cm" fo:wrap-option="no-wrap" draw:shadow="hidden" draw:shadow-color="#000080"/>
    </style:style>
    <style:style style:name="gr3" style:family="graphic" style:parent-style-name="standard">
      <style:graphic-properties draw:stroke="none" draw:fill="none" draw:fill-color="#3366ff" draw:textarea-horizontal-align="justify" draw:textarea-vertical-align="top" draw:auto-grow-height="true" fo:padding-top="0.13cm" fo:padding-bottom="0.13cm" fo:padding-left="0.25cm" fo:padding-right="0.25cm" fo:wrap-option="no-wrap" draw:shadow="hidden" draw:shadow-color="#000080"/>
    </style:style>
    <style:style style:name="gr4" style:family="graphic" style:parent-style-name="standard">
      <style:graphic-properties draw:stroke="solid" svg:stroke-width="0.035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80"/>
    </style:style>
    <style:style style:name="gr5" style:family="graphic" style:parent-style-name="standard">
      <style:graphic-properties draw:stroke="solid" svg:stroke-width="0.035cm" svg:stroke-color="#ffff00" draw:stroke-linejoin="miter" draw:fill="none" draw:fill-color="#3366ff" draw:textarea-horizontal-align="left" draw:textarea-vertical-align="middle" draw:auto-grow-height="false" fo:padding-top="0.13cm" fo:padding-bottom="0.13cm" fo:padding-left="0.25cm" fo:padding-right="0.25cm" fo:wrap-option="no-wrap" draw:shadow="hidden" draw:shadow-color="#000080"/>
    </style:style>
    <style:style style:name="gr6" style:family="graphic" style:parent-style-name="standard">
      <style:graphic-properties draw:stroke="none" draw:fill="none" draw:fill-color="#3366ff" draw:textarea-horizontal-align="left" draw:textarea-vertical-align="top" draw:auto-grow-height="true" fo:padding-top="0.13cm" fo:padding-bottom="0.13cm" fo:padding-left="0.25cm" fo:padding-right="0.25cm" fo:wrap-option="no-wrap" draw:shadow="hidden" draw:shadow-color="#000080"/>
    </style:style>
    <style:style style:name="gr7" style:family="graphic" style:parent-style-name="standard">
      <style:graphic-properties draw:stroke="solid" svg:stroke-width="0.035cm" svg:stroke-color="#66ff33" draw:marker-end="msArrowEnd_20_1" draw:marker-end-width="0.1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80"/>
    </style:style>
    <style:style style:name="gr8" style:family="graphic" style:parent-style-name="standard">
      <style:graphic-properties draw:stroke="none" draw:fill="none" draw:fill-color="#3366ff" draw:textarea-horizontal-align="left" draw:textarea-vertical-align="top" draw:auto-grow-height="false" fo:padding-top="0.13cm" fo:padding-bottom="0.13cm" fo:padding-left="0.25cm" fo:padding-right="0.25cm" fo:wrap-option="wrap" draw:shadow="hidden" draw:shadow-color="#000080"/>
    </style:style>
    <style:style style:name="gr9" style:family="graphic" style:parent-style-name="standard">
      <style:graphic-properties draw:stroke="solid" svg:stroke-width="0.07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80"/>
    </style:style>
    <style:style style:name="gr10" style:family="graphic" style:parent-style-name="standard">
      <style:graphic-properties draw:stroke="solid" svg:stroke-width="0.035cm" svg:stroke-color="#ffffff" draw:marker-end="msArrowEnd_20_1" draw:marker-end-width="0.1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80"/>
    </style:style>
    <style:style style:name="gr11" style:family="graphic" style:parent-style-name="standard">
      <style:graphic-properties draw:stroke="solid" svg:stroke-width="0.035cm" svg:stroke-color="#ffff00" draw:marker-end="msArrowEnd_20_1" draw:marker-end-width="0.1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80"/>
    </style:style>
    <style:style style:name="gr12" style:family="graphic" style:parent-style-name="standard">
      <style:graphic-properties draw:stroke="solid" svg:stroke-width="0.035cm" svg:stroke-color="#ff3300" draw:marker-end="msArrowEnd_20_1" draw:marker-end-width="0.1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80"/>
    </style:style>
    <style:style style:name="gr13" style:family="graphic" style:parent-style-name="standard">
      <style:graphic-properties draw:stroke="none" draw:fill="none" draw:fill-color="#3366ff" draw:textarea-horizontal-align="justify" draw:textarea-vertical-align="top" draw:auto-grow-height="true" fo:min-height="1.369cm" fo:min-width="1.137cm" fo:padding-top="0.13cm" fo:padding-bottom="0.13cm" fo:padding-left="0.25cm" fo:padding-right="0.25cm" fo:wrap-option="no-wrap" draw:shadow="hidden" draw:shadow-color="#000080"/>
    </style:style>
    <style:style style:name="gr14" style:family="graphic" style:parent-style-name="standard">
      <style:graphic-properties draw:stroke="none" draw:fill="none" draw:fill-color="#3366ff" draw:textarea-horizontal-align="justify" draw:textarea-vertical-align="top" draw:auto-grow-height="true" fo:min-height="1.369cm" fo:min-width="1.704cm" fo:padding-top="0.13cm" fo:padding-bottom="0.13cm" fo:padding-left="0.25cm" fo:padding-right="0.25cm" fo:wrap-option="no-wrap" draw:shadow="hidden" draw:shadow-color="#000080"/>
    </style:style>
    <style:style style:name="gr15" style:family="graphic" style:parent-style-name="standard">
      <style:graphic-properties draw:stroke="none" draw:fill="none" draw:fill-color="#3366ff" draw:textarea-horizontal-align="left" draw:textarea-vertical-align="top" draw:auto-grow-height="true" fo:min-height="1.01cm" fo:min-width="0.011cm" fo:padding-top="0.13cm" fo:padding-bottom="0.13cm" fo:padding-left="0.25cm" fo:padding-right="0.25cm" fo:wrap-option="no-wrap" draw:shadow="hidden" draw:shadow-color="#000080"/>
    </style:style>
    <style:style style:name="pr1" style:family="presentation" style:parent-style-name="Default-title">
      <style:graphic-properties draw:stroke="none" draw:fill="none" draw:fill-color="#3366ff" draw:textarea-horizontal-align="justify" draw:textarea-vertical-align="middle" draw:auto-grow-height="true" draw:auto-grow-width="false" fo:min-height="4.821cm" fo:min-width="0cm" fo:padding-top="0.13cm" fo:padding-bottom="0.13cm" fo:padding-left="0.25cm" fo:padding-right="0.25cm" fo:wrap-option="wrap" draw:shadow="hidden" draw:shadow-color="#000080"/>
    </style:style>
    <style:style style:name="pr2" style:family="presentation" style:parent-style-name="Default-notes">
      <style:graphic-properties draw:fill-color="#ffffff" draw:auto-grow-height="true" fo:min-height="11.606cm"/>
    </style:style>
    <style:style style:name="pr3" style:family="presentation" style:parent-style-name="Default-title">
      <style:graphic-properties draw:stroke="none" draw:fill="none" draw:fill-color="#3366ff" draw:textarea-horizontal-align="justify" draw:textarea-vertical-align="middle" draw:auto-grow-height="true" draw:auto-grow-width="false" fo:min-height="1.858cm" fo:min-width="0cm" fo:padding-top="0.13cm" fo:padding-bottom="0.13cm" fo:padding-left="0.25cm" fo:padding-right="0.25cm" fo:wrap-option="wrap" draw:shadow="hidden" draw:shadow-color="#000080"/>
    </style:style>
    <style:style style:name="pr4" style:family="presentation" style:parent-style-name="Default-outline1">
      <style:graphic-properties draw:stroke="none" draw:fill="none" draw:fill-color="#3366ff" draw:textarea-horizontal-align="justify" draw:textarea-vertical-align="top" draw:auto-grow-height="true" draw:auto-grow-width="false" fo:min-height="13.296cm" fo:min-width="0cm" fo:padding-top="0.13cm" fo:padding-bottom="0.13cm" fo:padding-left="0.25cm" fo:padding-right="0.25cm" fo:wrap-option="wrap" draw:shadow="hidden" draw:shadow-color="#000080"/>
    </style:style>
    <style:style style:name="pr5" style:family="presentation" style:parent-style-name="Default-title">
      <style:graphic-properties draw:stroke="none" draw:fill="none" draw:fill-color="#3366ff" draw:textarea-horizontal-align="justify" draw:textarea-vertical-align="middle" draw:auto-grow-height="true" draw:auto-grow-width="false" fo:min-height="2.069cm" fo:min-width="0cm" fo:padding-top="0.13cm" fo:padding-bottom="0.13cm" fo:padding-left="0.25cm" fo:padding-right="0.25cm" fo:wrap-option="wrap" draw:shadow="hidden" draw:shadow-color="#000080"/>
    </style:style>
    <style:style style:name="pr6" style:family="presentation" style:parent-style-name="Default-title">
      <style:graphic-properties draw:stroke="none" draw:fill="none" draw:fill-color="#3366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000080"/>
    </style:style>
    <style:style style:name="pr7" style:family="presentation" style:parent-style-name="Default-outline1">
      <style:graphic-properties draw:stroke="none" draw:fill="none" draw:fill-color="#3366ff" draw:textarea-horizontal-align="justify" draw:textarea-vertical-align="top" draw:auto-grow-height="true" draw:auto-grow-width="false" fo:min-height="12.326cm" fo:min-width="0cm" fo:padding-top="0.13cm" fo:padding-bottom="0.13cm" fo:padding-left="0.25cm" fo:padding-right="0.25cm" fo:wrap-option="wrap" draw:shadow="hidden" draw:shadow-color="#000080"/>
    </style:style>
    <style:style style:name="pr8" style:family="presentation" style:parent-style-name="Default-title">
      <style:graphic-properties draw:stroke="none" draw:fill="none" draw:fill-color="#3366ff" draw:textarea-horizontal-align="justify" draw:textarea-vertical-align="middle" draw:auto-grow-height="true" draw:auto-grow-width="false" fo:min-height="2.951cm" fo:min-width="0cm" fo:padding-top="0.13cm" fo:padding-bottom="0.13cm" fo:padding-left="0.25cm" fo:padding-right="0.25cm" fo:wrap-option="wrap" draw:shadow="hidden" draw:shadow-color="#000080"/>
    </style:style>
    <style:style style:name="pr9" style:family="presentation" style:parent-style-name="Default-title">
      <style:graphic-properties draw:stroke="none" draw:fill="none" draw:fill-color="#3366ff" draw:textarea-horizontal-align="justify" draw:textarea-vertical-align="middle" draw:auto-grow-height="true" draw:auto-grow-width="false" fo:min-height="1.435cm" fo:min-width="0cm" fo:padding-top="0.13cm" fo:padding-bottom="0.13cm" fo:padding-left="0.25cm" fo:padding-right="0.25cm" fo:wrap-option="wrap" draw:shadow="hidden" draw:shadow-color="#000080"/>
    </style:style>
    <style:style style:name="pr10" style:family="presentation" style:parent-style-name="Default-outline1">
      <style:graphic-properties draw:stroke="none" draw:fill="none" draw:fill-color="#3366ff" draw:textarea-horizontal-align="justify" draw:textarea-vertical-align="top" draw:auto-grow-height="true" draw:auto-grow-width="false" fo:min-height="14.354cm" fo:min-width="0cm" fo:padding-top="0.13cm" fo:padding-bottom="0.13cm" fo:padding-left="0.25cm" fo:padding-right="0.25cm" fo:wrap-option="wrap" draw:shadow="hidden" draw:shadow-color="#000080"/>
    </style:style>
    <style:style style:name="pr11" style:family="presentation" style:parent-style-name="Default-outline1">
      <style:graphic-properties draw:stroke="none" draw:fill="none" draw:fill-color="#3366ff" draw:textarea-horizontal-align="justify" draw:textarea-vertical-align="top" draw:auto-grow-height="true" draw:auto-grow-width="false" fo:min-height="13.931cm" fo:min-width="0cm" fo:padding-top="0.13cm" fo:padding-bottom="0.13cm" fo:padding-left="0.25cm" fo:padding-right="0.25cm" fo:wrap-option="wrap" draw:shadow="hidden" draw:shadow-color="#000080"/>
    </style:style>
    <style:style style:name="pr12" style:family="presentation" style:parent-style-name="Default-title">
      <style:graphic-properties draw:stroke="none" draw:fill="none" draw:fill-color="#3366ff" draw:textarea-horizontal-align="justify" draw:textarea-vertical-align="middle" draw:auto-grow-height="true" draw:auto-grow-width="false" fo:min-height="1.294cm" fo:min-width="0cm" fo:padding-top="0.13cm" fo:padding-bottom="0.13cm" fo:padding-left="0.25cm" fo:padding-right="0.25cm" fo:wrap-option="wrap" draw:shadow="hidden" draw:shadow-color="#000080"/>
    </style:style>
    <style:style style:name="pr13" style:family="presentation" style:parent-style-name="Default-outline1">
      <style:graphic-properties draw:stroke="none" draw:fill="none" draw:fill-color="#3366ff" draw:textarea-horizontal-align="justify" draw:textarea-vertical-align="top" draw:auto-grow-height="true" draw:auto-grow-width="false" fo:min-height="13.084cm" fo:min-width="0cm" fo:padding-top="0.13cm" fo:padding-bottom="0.13cm" fo:padding-left="0.25cm" fo:padding-right="0.25cm" fo:wrap-option="wrap" draw:shadow="hidden" draw:shadow-color="#000080"/>
    </style:style>
    <style:style style:name="pr14" style:family="presentation" style:parent-style-name="Default-title">
      <style:graphic-properties draw:stroke="none" draw:fill="none" draw:fill-color="#3366ff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wrap" draw:shadow="hidden" draw:shadow-color="#000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.952cm" fo:margin-right="0cm" fo:margin-top="0.282cm" fo:margin-bottom="0cm" fo:line-height="90%" fo:text-indent="-0.952cm"/>
    </style:style>
    <style:style style:name="P4" style:family="paragraph">
      <style:paragraph-properties fo:margin-left="2.063cm" fo:margin-right="0cm" fo:margin-top="0.246cm" fo:margin-bottom="0cm" fo:line-height="9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5" style:family="paragraph">
      <style:paragraph-properties fo:margin-left="0.952cm" fo:margin-right="0cm" fo:text-indent="0cm"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.952cm" fo:margin-right="0cm" fo:margin-top="0.282cm" fo:margin-bottom="0cm" fo:text-indent="-0.952cm"/>
    </style:style>
    <style:style style:name="P9" style:family="paragraph">
      <style:paragraph-properties fo:margin-left="0.952cm" fo:margin-right="0cm" fo:margin-top="0.282cm" fo:margin-bottom="0cm" fo:line-height="100%" fo:text-indent="-0.952cm"/>
    </style:style>
    <style:style style:name="P10" style:family="paragraph">
      <style:paragraph-properties fo:margin-left="0.952cm" fo:margin-right="0cm" fo:margin-top="0.282cm" fo:margin-bottom="0cm" fo:line-height="10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1" style:family="paragraph">
      <style:paragraph-properties fo:margin-left="1.693cm" fo:margin-right="0cm" fo:margin-top="0.282cm" fo:margin-bottom="0cm" fo:line-height="90%" fo:text-indent="-1.693cm"/>
    </style:style>
    <style:style style:name="P12" style:family="paragraph">
      <style:paragraph-properties fo:margin-left="0cm" fo:margin-right="0cm" fo:margin-top="0.282cm" fo:margin-bottom="0cm" fo:line-height="90%" fo:text-indent="0cm"/>
    </style:style>
    <style:style style:name="P13" style:family="paragraph">
      <style:paragraph-properties fo:margin-left="1.693cm" fo:margin-right="0cm" fo:margin-top="0.246cm" fo:margin-bottom="0cm" fo:line-height="90%" fo:text-indent="-1.693cm"/>
    </style:style>
    <style:style style:name="P14" style:family="paragraph">
      <style:paragraph-properties fo:margin-left="1.693cm" fo:margin-right="0cm" fo:margin-top="0.246cm" fo:margin-bottom="0cm" fo:line-height="90%" fo:text-indent="-1.693cm">
        <style:tab-stops>
          <style:tab-stop style:position="0cm"/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  <style:tab-stop style:position="26.246cm"/>
        </style:tab-stops>
      </style:paragraph-properties>
    </style:style>
    <style:style style:name="P15" style:family="paragraph">
      <style:paragraph-properties fo:margin-left="0.952cm" fo:margin-right="0cm" fo:margin-top="0.282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6" style:family="paragraph">
      <style:paragraph-properties fo:margin-left="0cm" fo:margin-right="0cm" fo:line-height="100%" fo:text-indent="0cm"/>
    </style:style>
    <style:style style:name="T1" style:family="text">
      <style:text-properties fo:color="#ffffff" fo:font-size="48pt" style:font-size-asian="48pt" style:font-size-complex="48pt"/>
    </style:style>
    <style:style style:name="T2" style:family="text">
      <style:text-properties fo:color="#ffffff" style:text-outline="false" style:text-line-through-style="none" style:text-line-through-type="none" style:text-position="0% 100%" style:font-name="Arial1" fo:font-size="28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false" style:font-name-asian="AR PL ShanHeiSun Uni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ffffff"/>
    </style:style>
    <style:style style:name="T4" style:family="text">
      <style:text-properties fo:color="#ff3300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fo:language="en" fo:country="US"/>
    </style:style>
    <style:style style:name="T7" style:family="text">
      <style:text-properties style:font-name="Arial1" fo:language="en" fo:country="US"/>
    </style:style>
    <style:style style:name="T8" style:family="text">
      <style:text-properties fo:color="#ffff00" fo:font-size="32pt" style:font-size-asian="32pt" style:font-size-complex="32pt"/>
    </style:style>
    <style:style style:name="T9" style:family="text">
      <style:text-properties fo:color="#ffff00"/>
    </style:style>
    <style:style style:name="T10" style:family="text">
      <style:text-properties style:text-position="-25% 58%" fo:language="en" fo:country="US"/>
    </style:style>
    <style:style style:name="T11" style:family="text">
      <style:text-properties fo:font-size="28pt" fo:language="en" fo:country="US" style:font-size-asian="28pt" style:font-size-complex="28pt"/>
    </style:style>
    <style:style style:name="T12" style:family="text">
      <style:text-properties fo:color="#ff3300" fo:font-size="32pt" style:font-size-asian="32pt" style:font-size-complex="32pt"/>
    </style:style>
    <style:style style:name="T13" style:family="text">
      <style:text-properties fo:color="#66ff33" fo:font-size="32pt" style:font-size-asian="32pt" style:font-size-complex="32pt"/>
    </style:style>
    <style:style style:name="T14" style:family="text">
      <style:text-properties fo:color="#ffffff" fo:language="en" fo:country="US"/>
    </style:style>
    <style:style style:name="T15" style:family="text">
      <style:text-properties fo:color="#ffffff" style:font-name="Symbol"/>
    </style:style>
    <style:style style:name="T16" style:family="text">
      <style:text-properties fo:color="#66ff33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A87B5B04.png" xlink:type="simple" xlink:show="embed" xlink:actuate="onLoad">
        <style:list-level-properties text:min-label-width="0.952cm" style:vertical-pos="middle" style:vertical-rel="line" fo:width="0.732cm" fo:height="0.732cm"/>
      </text:list-level-style-image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image text:level="3" xlink:href="Pictures/100002000000000C0000000C18B02019.png" xlink:type="simple" xlink:show="embed" xlink:actuate="onLoad">
        <style:list-level-properties text:space-before="2.54cm" text:min-label-width="0.635cm" style:vertical-pos="middle" style:vertical-rel="line" fo:width="0.549cm" fo:height="0.549cm"/>
      </text:list-level-style-image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image text:level="5" xlink:href="Pictures/100002000000000F0000000F255946EA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6" xlink:href="Pictures/100002000000000F0000000F255946EA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7" xlink:href="Pictures/100002000000000F0000000F255946EA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8" xlink:href="Pictures/100002000000000F0000000F255946EA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fffff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4">
      <text:list-level-style-bullet text:level="1" text:bullet-char="">
        <style:list-level-properties text:min-label-width="1.693cm"/>
        <style:text-properties fo:font-family="Wingdings" style:font-pitch="variable" style:font-charset="x-symbol" fo:color="#86d1ec" fo:font-size="9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image text:level="3" xlink:href="Pictures/100002000000000C0000000C18B02019.png" xlink:type="simple" xlink:show="embed" xlink:actuate="onLoad">
        <style:list-level-properties text:space-before="2.54cm" text:min-label-width="0.635cm" style:vertical-pos="middle" style:vertical-rel="line" fo:width="0.549cm" fo:height="0.549cm"/>
      </text:list-level-style-image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image text:level="5" xlink:href="Pictures/100002000000000F0000000F255946EA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6" xlink:href="Pictures/100002000000000F0000000F255946EA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7" xlink:href="Pictures/100002000000000F0000000F255946EA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8" xlink:href="Pictures/100002000000000F0000000F255946EA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inary Search Trees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86cm" svg:height="5.081cm" svg:x="1.27cm" svg:y="0.635cm" presentation:class="title" presentation:user-transformed="true">
          <draw:text-box>
            <text:p text:style-name="P1"><text:span text:style-name="T1">Binary Search Trees</text:span></text:p>
          </draw:text-box>
        </draw:frame>
        <presentation:notes draw:style-name="dp2">
          <draw:page-thumbnail draw:style-name="gr1" draw:layer="layout" svg:width="12.551cm" svg:height="9.67cm" svg:x="3.423cm" svg:y="1.959cm" draw:page-number="1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4.681cm" svg:height="2.118cm" svg:x="0.374cm" svg:y="1.057cm" presentation:class="title" presentation:user-transformed="true">
          <draw:text-box>
            <text:p text:style-name="P1">Binary Search Trees</text:p>
          </draw:text-box>
        </draw:frame>
        <draw:frame presentation:style-name="pr4" draw:text-style-name="P5" draw:layer="layout" svg:width="23.182cm" svg:height="13.556cm" svg:x="1.905cm" svg:y="3.809cm" presentation:class="outline" presentation:user-transformed="true">
          <draw:text-box>
            <text:p text:style-name="P3">Binary Tree</text:p>
            <text:p text:style-name="P3">labels at nodes</text:p>
            <text:p text:style-name="P3">Labels have some order (comparable/comparator)</text:p>
            <text:p text:style-name="P3">If a node has label x, then </text:p>
            <text:p text:style-name="P4"><text:span text:style-name="T2">every label in the right sub-tree is &gt; x, and</text:span></text:p>
            <text:p text:style-name="P4"><text:span text:style-name="T2">every label in the left sub-tree is &lt; x</text:span></text:p>
            <text:p text:style-name="P3">This supports the dictionary ADT </text:p>
            <text:p text:style-name="P4"><text:span text:style-name="T2">Lookup, insert, delete</text:span></text:p>
            <text:p text:style-name="P3">Running time = O(log n) (height of tree)</text:p>
          </draw:text-box>
        </draw:frame>
        <presentation:notes draw:style-name="dp2">
          <draw:page-thumbnail draw:style-name="gr1" draw:layer="layout" svg:width="12.551cm" svg:height="9.67cm" svg:x="3.423cm" svg:y="1.959cm" draw:page-number="2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Example BST insertion" draw:style-name="dp1" draw:master-page-name="Default" presentation:presentation-page-layout-name="AL3T19">
        <office:forms form:automatic-focus="false" form:apply-design-mode="false"/>
        <draw:frame presentation:style-name="pr5" draw:text-style-name="P2" draw:layer="layout" svg:width="24.681cm" svg:height="2.329cm" svg:x="0.374cm" svg:y="0.847cm" presentation:class="title" presentation:user-transformed="true">
          <draw:text-box>
            <text:p text:style-name="P1">Example BST insertion</text:p>
          </draw:text-box>
        </draw:frame>
        <draw:custom-shape draw:style-name="gr2" draw:text-style-name="P6" draw:layer="layout" svg:width="1.693cm" svg:height="1.481cm" svg:x="-10.16cm" svg:y="19.89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xml:id="id1" draw:id="id1" draw:layer="layout" svg:width="16.589cm" svg:height="1.197cm" svg:x="4.573cm" svg:y="3.598cm">
          <text:p text:style-name="P1"><text:span text:style-name="T3">50,</text:span><text:span text:style-name="T4"> </text:span><text:span text:style-name="T3">75,</text:span><text:span text:style-name="T4"> </text:span><text:span text:style-name="T3">37,</text:span><text:span text:style-name="T4"> </text:span><text:span text:style-name="T3">25,</text:span><text:span text:style-name="T4"> </text:span><text:span text:style-name="T3">61,</text:span><text:span text:style-name="T4"> </text:span><text:span text:style-name="T3">55,</text:span><text:span text:style-name="T4"> </text:span><text:span text:style-name="T3">30, 15,</text:span><text:span text:style-name="T4"> </text:span><text:span text:style-name="T3">68,</text:span><text:span text:style-name="T4"> </text:span><text:span text:style-name="T3">32,</text:span><text:span text:style-name="T4"> </text:span><text:span text:style-name="T3">36,</text:span><text:span text:style-name="T4"> </text:span><text:span text:style-name="T3">28, 59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" smil:attributeName="visibility" smil:to="visible"/>
                  <anim:transitionFilter smil:dur="0.5s" smil:targetElement="id1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3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5" draw:text-style-name="P2" draw:layer="layout" svg:width="24.681cm" svg:height="2.329cm" svg:x="0.374cm" svg:y="0.847cm" presentation:class="title" presentation:user-transformed="true">
          <draw:text-box>
            <text:p text:style-name="P1">Example BST insertion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50</text:span></text:p>
          <draw:enhanced-geometry svg:viewBox="0 0 21600 21600" draw:type="mso-spt202" draw:enhanced-path="M 0 0 L 21600 0 21600 21600 0 21600 0 0 Z N"/>
        </draw:custom-shape>
        <draw:custom-shape draw:style-name="gr2" draw:text-style-name="P6" xml:id="id2" draw:id="id2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16.589cm" svg:height="1.197cm" svg:x="4.573cm" svg:y="3.598cm">
          <text:p text:style-name="P1"><text:span text:style-name="T4">50, </text:span><text:span text:style-name="T3">75,</text:span><text:span text:style-name="T4"> </text:span><text:span text:style-name="T3">37,</text:span><text:span text:style-name="T4"> </text:span><text:span text:style-name="T3">25,</text:span><text:span text:style-name="T4"> </text:span><text:span text:style-name="T3">61,</text:span><text:span text:style-name="T4"> </text:span><text:span text:style-name="T3">55,</text:span><text:span text:style-name="T4"> </text:span><text:span text:style-name="T3">30, 15,</text:span><text:span text:style-name="T4"> </text:span><text:span text:style-name="T3">68,</text:span><text:span text:style-name="T4"> </text:span><text:span text:style-name="T3">32,</text:span><text:span text:style-name="T4"> </text:span><text:span text:style-name="T3">36,</text:span><text:span text:style-name="T4"> </text:span><text:span text:style-name="T3">28, 59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4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5" draw:text-style-name="P2" draw:layer="layout" svg:width="24.681cm" svg:height="2.329cm" svg:x="0.374cm" svg:y="0.847cm" presentation:class="title" presentation:user-transformed="true">
          <draw:text-box>
            <text:p text:style-name="P1">Example BST insertion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19.262cm" svg:y2="8.255cm">
          <text:p/>
        </draw:line>
        <draw:custom-shape draw:style-name="gr2" draw:text-style-name="P6" xml:id="id3" draw:id="id3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16.589cm" svg:height="1.197cm" svg:x="4.573cm" svg:y="3.598cm">
          <text:p text:style-name="P1"><text:span text:style-name="T4">50, 75, </text:span><text:span text:style-name="T3">37,</text:span><text:span text:style-name="T4"> </text:span><text:span text:style-name="T3">25,</text:span><text:span text:style-name="T4"> </text:span><text:span text:style-name="T3">61,</text:span><text:span text:style-name="T4"> </text:span><text:span text:style-name="T3">55,</text:span><text:span text:style-name="T4"> </text:span><text:span text:style-name="T3">30, 15,</text:span><text:span text:style-name="T4"> </text:span><text:span text:style-name="T3">68,</text:span><text:span text:style-name="T4"> </text:span><text:span text:style-name="T3">32,</text:span><text:span text:style-name="T4"> </text:span><text:span text:style-name="T3">36,</text:span><text:span text:style-name="T4"> </text:span><text:span text:style-name="T3">28, 59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5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5" draw:text-style-name="P2" draw:layer="layout" svg:width="24.681cm" svg:height="2.329cm" svg:x="0.374cm" svg:y="0.847cm" presentation:class="title" presentation:user-transformed="true">
          <draw:text-box>
            <text:p text:style-name="P1">Example BST insertion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custom-shape draw:style-name="gr2" draw:text-style-name="P6" xml:id="id4" draw:id="id4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16.589cm" svg:height="1.197cm" svg:x="4.573cm" svg:y="3.598cm">
          <text:p text:style-name="P1"><text:span text:style-name="T4">50, 75, 37, </text:span><text:span text:style-name="T3">25,</text:span><text:span text:style-name="T4"> </text:span><text:span text:style-name="T3">61,</text:span><text:span text:style-name="T4"> </text:span><text:span text:style-name="T3">55,</text:span><text:span text:style-name="T4"> </text:span><text:span text:style-name="T3">30, 15,</text:span><text:span text:style-name="T4"> </text:span><text:span text:style-name="T3">68,</text:span><text:span text:style-name="T4"> </text:span><text:span text:style-name="T3">32,</text:span><text:span text:style-name="T4"> </text:span><text:span text:style-name="T3">36,</text:span><text:span text:style-name="T4"> </text:span><text:span text:style-name="T3">28, 59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6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5" draw:text-style-name="P2" draw:layer="layout" svg:width="24.681cm" svg:height="2.329cm" svg:x="0.374cm" svg:y="0.847cm" presentation:class="title" presentation:user-transformed="true">
          <draw:text-box>
            <text:p text:style-name="P1">Example BST insertion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5">25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custom-shape draw:style-name="gr2" draw:text-style-name="P6" xml:id="id5" draw:id="id5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16.589cm" svg:height="1.197cm" svg:x="4.573cm" svg:y="3.598cm">
          <text:p text:style-name="P1"><text:span text:style-name="T4">50, 75, 37, 25, </text:span><text:span text:style-name="T3">61,</text:span><text:span text:style-name="T4"> </text:span><text:span text:style-name="T3">55,</text:span><text:span text:style-name="T4"> </text:span><text:span text:style-name="T3">30, 15,</text:span><text:span text:style-name="T4"> </text:span><text:span text:style-name="T3">68,</text:span><text:span text:style-name="T4"> </text:span><text:span text:style-name="T3">32,</text:span><text:span text:style-name="T4"> </text:span><text:span text:style-name="T3">36,</text:span><text:span text:style-name="T4"> </text:span><text:span text:style-name="T3">28, 59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7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5" draw:text-style-name="P2" draw:layer="layout" svg:width="24.681cm" svg:height="2.329cm" svg:x="0.374cm" svg:y="0.847cm" presentation:class="title" presentation:user-transformed="true">
          <draw:text-box>
            <text:p text:style-name="P1">Example BST insertion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5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19.897cm" svg:y1="9.102cm" svg:x2="18.203cm" svg:y2="10.16cm">
          <text:p/>
        </draw:line>
        <draw:custom-shape draw:style-name="gr2" draw:text-style-name="P6" xml:id="id6" draw:id="id6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16.589cm" svg:height="1.197cm" svg:x="4.573cm" svg:y="3.598cm">
          <text:p text:style-name="P1"><text:span text:style-name="T4">50, 75, 37, 25, 61, </text:span><text:span text:style-name="T3">55,</text:span><text:span text:style-name="T4"> </text:span><text:span text:style-name="T3">30, 15,</text:span><text:span text:style-name="T4"> </text:span><text:span text:style-name="T3">68,</text:span><text:span text:style-name="T4"> </text:span><text:span text:style-name="T3">32,</text:span><text:span text:style-name="T4"> </text:span><text:span text:style-name="T3">36,</text:span><text:span text:style-name="T4"> </text:span><text:span text:style-name="T3">28, 59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8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5" draw:text-style-name="P2" draw:layer="layout" svg:width="24.681cm" svg:height="2.329cm" svg:x="0.374cm" svg:y="0.847cm" presentation:class="title" presentation:user-transformed="true">
          <draw:text-box>
            <text:p text:style-name="P1">Example BST insertion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5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5">55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17.357cm" svg:y1="11.218cm" svg:x2="15.663cm" svg:y2="12.488cm">
          <text:p/>
        </draw:line>
        <draw:custom-shape draw:style-name="gr2" draw:text-style-name="P6" xml:id="id7" draw:id="id7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16.589cm" svg:height="1.197cm" svg:x="4.573cm" svg:y="3.598cm">
          <text:p text:style-name="P1"><text:span text:style-name="T4">50, 75, 37, 25, 61, 55, </text:span><text:span text:style-name="T3">30, 15,</text:span><text:span text:style-name="T4"> </text:span><text:span text:style-name="T3">68,</text:span><text:span text:style-name="T4"> </text:span><text:span text:style-name="T3">32,</text:span><text:span text:style-name="T4"> </text:span><text:span text:style-name="T3">36,</text:span><text:span text:style-name="T4"> </text:span><text:span text:style-name="T3">28, 59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9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5" draw:text-style-name="P2" draw:layer="layout" svg:width="24.681cm" svg:height="2.329cm" svg:x="0.374cm" svg:y="0.847cm" presentation:class="title" presentation:user-transformed="true">
          <draw:text-box>
            <text:p text:style-name="P1">Example BST insertion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5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5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5">55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custom-shape draw:style-name="gr2" draw:text-style-name="P6" xml:id="id8" draw:id="id8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16.589cm" svg:height="1.197cm" svg:x="4.573cm" svg:y="3.598cm">
          <text:p text:style-name="P1"><text:span text:style-name="T4">50, 75, 37, 25, 61, 55, 30, </text:span><text:span text:style-name="T3">15,</text:span><text:span text:style-name="T4"> </text:span><text:span text:style-name="T3">68,</text:span><text:span text:style-name="T4"> </text:span><text:span text:style-name="T3">32,</text:span><text:span text:style-name="T4"> </text:span><text:span text:style-name="T3">36,</text:span><text:span text:style-name="T4"> </text:span><text:span text:style-name="T3">28, 59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10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5" draw:text-style-name="P2" draw:layer="layout" svg:width="24.681cm" svg:height="2.329cm" svg:x="0.374cm" svg:y="0.847cm" presentation:class="title" presentation:user-transformed="true">
          <draw:text-box>
            <text:p text:style-name="P1">Example BST insertion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5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5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5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5">55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custom-shape draw:style-name="gr2" draw:text-style-name="P6" xml:id="id9" draw:id="id9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16.589cm" svg:height="1.197cm" svg:x="4.573cm" svg:y="3.598cm">
          <text:p text:style-name="P1"><text:span text:style-name="T4">50, 75, 37, 25, 61, 55, 30, 15, </text:span><text:span text:style-name="T3">68,</text:span><text:span text:style-name="T4"> </text:span><text:span text:style-name="T3">32,</text:span><text:span text:style-name="T4"> </text:span><text:span text:style-name="T3">36,</text:span><text:span text:style-name="T4"> </text:span><text:span text:style-name="T3">28, 59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11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5" draw:text-style-name="P2" draw:layer="layout" svg:width="24.681cm" svg:height="2.329cm" svg:x="0.374cm" svg:y="0.847cm" presentation:class="title" presentation:user-transformed="true">
          <draw:text-box>
            <text:p text:style-name="P1">Example BST insertion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5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5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5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5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17.357cm" svg:y1="11.218cm" svg:x2="19.262cm" svg:y2="12.277cm">
          <text:p/>
        </draw:line>
        <draw:custom-shape draw:style-name="gr2" draw:text-style-name="P6" xml:id="id10" draw:id="id10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16.589cm" svg:height="1.197cm" svg:x="4.573cm" svg:y="3.598cm">
          <text:p text:style-name="P1"><text:span text:style-name="T4">50, 75, 37, 25, 61, 55, 30, 15, 68, </text:span><text:span text:style-name="T3">32,</text:span><text:span text:style-name="T4"> </text:span><text:span text:style-name="T3">36,</text:span><text:span text:style-name="T4"> </text:span><text:span text:style-name="T3">28, 59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12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5" draw:text-style-name="P2" draw:layer="layout" svg:width="24.681cm" svg:height="2.329cm" svg:x="0.374cm" svg:y="0.847cm" presentation:class="title" presentation:user-transformed="true">
          <draw:text-box>
            <text:p text:style-name="P1">Example BST insertion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5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5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5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5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5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custom-shape draw:style-name="gr2" draw:text-style-name="P6" xml:id="id11" draw:id="id11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16.589cm" svg:height="1.197cm" svg:x="4.573cm" svg:y="3.598cm">
          <text:p text:style-name="P1"><text:span text:style-name="T4">50, 75, 37, 25, 61, 55, 30, 15, 68, 32, </text:span><text:span text:style-name="T3">36,</text:span><text:span text:style-name="T4"> </text:span><text:span text:style-name="T3">28, 59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13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frame presentation:style-name="pr5" draw:text-style-name="P2" draw:layer="layout" svg:width="24.681cm" svg:height="2.329cm" svg:x="0.374cm" svg:y="0.847cm" presentation:class="title" presentation:user-transformed="true">
          <draw:text-box>
            <text:p text:style-name="P1">Example BST insertion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5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5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5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5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1.22cm" svg:y="16.933cm">
          <text:p text:style-name="P1"><text:span text:style-name="T5">36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5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line draw:style-name="gr4" draw:text-style-name="P7" draw:layer="layout" svg:x1="9.525cm" svg:y1="15.875cm" svg:x2="11.642cm" svg:y2="17.145cm">
          <text:p/>
        </draw:line>
        <draw:custom-shape draw:style-name="gr2" draw:text-style-name="P6" xml:id="id12" draw:id="id12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16.589cm" svg:height="1.197cm" svg:x="4.573cm" svg:y="3.598cm">
          <text:p text:style-name="P1"><text:span text:style-name="T4">50, 75, 37, 25, 61, 55, 30, 15, 68, 32, 36, </text:span><text:span text:style-name="T3">28, 59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14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draw:frame presentation:style-name="pr5" draw:text-style-name="P2" draw:layer="layout" svg:width="24.681cm" svg:height="2.329cm" svg:x="0.374cm" svg:y="0.847cm" presentation:class="title" presentation:user-transformed="true">
          <draw:text-box>
            <text:p text:style-name="P1">Example BST insertion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5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5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5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5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5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1.22cm" svg:y="16.933cm">
          <text:p text:style-name="P1"><text:span text:style-name="T5">36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5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line draw:style-name="gr4" draw:text-style-name="P7" draw:layer="layout" svg:x1="9.525cm" svg:y1="15.875cm" svg:x2="11.642cm" svg:y2="17.145cm">
          <text:p/>
        </draw:line>
        <draw:custom-shape draw:style-name="gr2" draw:text-style-name="P6" xml:id="id13" draw:id="id13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16.589cm" svg:height="1.197cm" svg:x="4.573cm" svg:y="3.598cm">
          <text:p text:style-name="P1"><text:span text:style-name="T4">50, 75, 37, 25, 61, 55, 30, 15, 68, 32, 36, 28, </text:span><text:span text:style-name="T3">59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15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draw:frame presentation:style-name="pr5" draw:text-style-name="P2" draw:layer="layout" svg:width="24.681cm" svg:height="2.329cm" svg:x="0.374cm" svg:y="0.847cm" presentation:class="title" presentation:user-transformed="true">
          <draw:text-box>
            <text:p text:style-name="P1">Example BST insertion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5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5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5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5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5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1.22cm" svg:y="16.933cm">
          <text:p text:style-name="P1"><text:span text:style-name="T5">36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5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723cm" svg:y="14.605cm">
          <text:p text:style-name="P1"><text:span text:style-name="T5">59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15.24cm" svg:y1="13.547cm" svg:x2="17.78cm" svg:y2="14.817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line draw:style-name="gr4" draw:text-style-name="P7" draw:layer="layout" svg:x1="9.525cm" svg:y1="15.875cm" svg:x2="11.642cm" svg:y2="17.145cm">
          <text:p/>
        </draw:line>
        <draw:custom-shape draw:style-name="gr2" draw:text-style-name="P6" xml:id="id14" draw:id="id14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16.589cm" svg:height="1.197cm" svg:x="4.573cm" svg:y="3.598cm">
          <text:p text:style-name="P1"><text:span text:style-name="T4">50, 75, 37, 25, 61, 55, 30, 15, 68, 32, 36, 28, 59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16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BST" draw:style-name="dp1" draw:master-page-name="Default" presentation:presentation-page-layout-name="AL2T1">
        <draw:frame presentation:style-name="pr6" draw:text-style-name="P2" draw:layer="layout" svg:width="22.86cm" svg:height="3.176cm" svg:x="1.27cm" svg:y="0.771cm" presentation:class="title" presentation:user-transformed="true">
          <draw:text-box>
            <text:p text:style-name="P1">BST</text:p>
          </draw:text-box>
        </draw:frame>
        <draw:frame presentation:style-name="pr7" draw:text-style-name="P5" draw:layer="layout" svg:width="22.86cm" svg:height="12.586cm" svg:x="1.27cm" svg:y="4.444cm" presentation:class="outline" presentation:user-transformed="true">
          <draw:text-box>
            <text:p text:style-name="P8"><text:span text:style-name="T6">An inOrder traversal of a BST accesses the elements in increasing order</text:span></text:p>
          </draw:text-box>
        </draw:frame>
        <presentation:notes draw:style-name="dp2">
          <draw:page-thumbnail draw:style-name="gr1" draw:layer="layout" svg:width="12.551cm" svg:height="9.67cm" svg:x="3.423cm" svg:y="1.959cm" draw:page-number="17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Inorder" draw:style-name="dp1" draw:master-page-name="Default" presentation:presentation-page-layout-name="AL2T1">
        <draw:frame presentation:style-name="pr6" draw:text-style-name="P2" draw:layer="layout" svg:width="22.86cm" svg:height="3.176cm" svg:x="1.27cm" svg:y="0.771cm" presentation:class="title" presentation:user-transformed="true">
          <draw:text-box>
            <text:p text:style-name="P1"><text:span text:style-name="T6">Inorder</text:span></text:p>
          </draw:text-box>
        </draw:frame>
        <draw:frame presentation:style-name="pr7" draw:text-style-name="P5" draw:layer="layout" svg:width="22.86cm" svg:height="12.586cm" svg:x="1.27cm" svg:y="4.444cm" presentation:class="outline" presentation:user-transformed="true">
          <draw:text-box>
            <text:p text:style-name="P9"><text:span text:style-name="T7">public void <text:s/>printInOrder() {</text:span></text:p>
            <text:p text:style-name="P10"><text:span text:style-name="T7"><text:tab/></text:span><text:span text:style-name="T7">if (left != null) </text:span></text:p>
            <text:p text:style-name="P10"><text:span text:style-name="T7"><text:tab/></text:span><text:span text:style-name="T7"><text:tab/></text:span><text:span text:style-name="T7">left.printInOrder(); System.out.println(element); </text:span></text:p>
            <text:p text:style-name="P10"><text:span text:style-name="T7"><text:tab/></text:span><text:span text:style-name="T7">if (right != null)</text:span></text:p>
            <text:p text:style-name="P10"><text:span text:style-name="T7"><text:tab/></text:span><text:span text:style-name="T7"><text:tab/></text:span><text:span text:style-name="T7">right.printInOrder();</text:span></text:p>
            <text:p text:style-name="P9"><text:span text:style-name="T7">}</text:span></text:p>
          </draw:text-box>
        </draw:frame>
        <presentation:notes draw:style-name="dp2">
          <draw:page-thumbnail draw:style-name="gr1" draw:layer="layout" svg:width="12.551cm" svg:height="9.67cm" svg:x="3.423cm" svg:y="1.959cm" draw:page-number="18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Example BST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Example BST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5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5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5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5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5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1.22cm" svg:y="16.933cm">
          <text:p text:style-name="P1"><text:span text:style-name="T5">36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5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723cm" svg:y="14.605cm">
          <text:p text:style-name="P1"><text:span text:style-name="T5">59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15.24cm" svg:y1="13.547cm" svg:x2="17.78cm" svg:y2="14.817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line draw:style-name="gr4" draw:text-style-name="P7" draw:layer="layout" svg:x1="9.525cm" svg:y1="15.875cm" svg:x2="11.642cm" svg:y2="17.145cm">
          <text:p/>
        </draw:line>
        <draw:custom-shape draw:style-name="gr2" draw:text-style-name="P6" xml:id="id15" draw:id="id15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19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Example BST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5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5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5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5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5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1.22cm" svg:y="16.933cm">
          <text:p text:style-name="P1"><text:span text:style-name="T5">36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5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723cm" svg:y="14.605cm">
          <text:p text:style-name="P1"><text:span text:style-name="T5">59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15.028cm" svg:y1="13.335cm" svg:x2="17.78cm" svg:y2="14.817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line draw:style-name="gr4" draw:text-style-name="P7" draw:layer="layout" svg:x1="9.525cm" svg:y1="15.875cm" svg:x2="11.642cm" svg:y2="17.145cm">
          <text:p/>
        </draw:line>
        <draw:custom-shape draw:style-name="gr2" draw:text-style-name="P6" xml:id="id16" draw:id="id16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6" draw:layer="layout" svg:width="1.694cm" svg:height="1.482cm" svg:x="11.853cm" svg:y="5.0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20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Example BST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5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5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5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5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5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1.22cm" svg:y="16.933cm">
          <text:p text:style-name="P1"><text:span text:style-name="T5">36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5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723cm" svg:y="14.605cm">
          <text:p text:style-name="P1"><text:span text:style-name="T5">59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15.24cm" svg:y1="13.547cm" svg:x2="17.78cm" svg:y2="14.817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line draw:style-name="gr4" draw:text-style-name="P7" draw:layer="layout" svg:x1="9.525cm" svg:y1="15.875cm" svg:x2="11.642cm" svg:y2="17.145cm">
          <text:p/>
        </draw:line>
        <draw:custom-shape draw:style-name="gr2" draw:text-style-name="P6" xml:id="id17" draw:id="id17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6" draw:layer="layout" svg:width="1.693cm" svg:height="1.482cm" svg:x="7.197cm" svg:y="7.6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21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Example BST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5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5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5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5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5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1.22cm" svg:y="16.933cm">
          <text:p text:style-name="P1"><text:span text:style-name="T5">36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5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723cm" svg:y="14.605cm">
          <text:p text:style-name="P1"><text:span text:style-name="T5">59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15.24cm" svg:y1="13.335cm" svg:x2="17.78cm" svg:y2="14.817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line draw:style-name="gr4" draw:text-style-name="P7" draw:layer="layout" svg:x1="9.525cm" svg:y1="15.875cm" svg:x2="11.642cm" svg:y2="17.145cm">
          <text:p/>
        </draw:line>
        <draw:custom-shape draw:style-name="gr2" draw:text-style-name="P6" xml:id="id18" draw:id="id18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6" draw:layer="layout" svg:width="1.694cm" svg:height="1.481cm" svg:x="4.233cm" svg:y="9.73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22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Example BST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5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5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5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5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5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1.22cm" svg:y="16.933cm">
          <text:p text:style-name="P1"><text:span text:style-name="T5">36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5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723cm" svg:y="14.605cm">
          <text:p text:style-name="P1"><text:span text:style-name="T5">59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15.24cm" svg:y1="13.335cm" svg:x2="17.78cm" svg:y2="14.817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line draw:style-name="gr4" draw:text-style-name="P7" draw:layer="layout" svg:x1="9.525cm" svg:y1="15.875cm" svg:x2="11.642cm" svg:y2="17.145cm">
          <text:p/>
        </draw:line>
        <draw:custom-shape draw:style-name="gr2" draw:text-style-name="P6" xml:id="id19" draw:id="id19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6" draw:layer="layout" svg:width="1.693cm" svg:height="1.482cm" svg:x="0.847cm" svg:y="12.48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23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Example BST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5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8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5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5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5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1.22cm" svg:y="16.933cm">
          <text:p text:style-name="P1"><text:span text:style-name="T5">36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5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723cm" svg:y="14.605cm">
          <text:p text:style-name="P1"><text:span text:style-name="T5">59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15.028cm" svg:y1="13.335cm" svg:x2="17.78cm" svg:y2="14.817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line draw:style-name="gr4" draw:text-style-name="P7" draw:layer="layout" svg:x1="9.525cm" svg:y1="15.875cm" svg:x2="11.642cm" svg:y2="17.145cm">
          <text:p/>
        </draw:line>
        <draw:custom-shape draw:style-name="gr2" draw:text-style-name="P6" xml:id="id20" draw:id="id20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6" draw:layer="layout" svg:width="1.693cm" svg:height="1.482cm" svg:x="0.847cm" svg:y="12.48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1.349cm" svg:height="1.197cm" svg:x="4.873cm" svg:y="3.598cm">
          <text:p text:style-name="P1"><text:span text:style-name="T9">15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24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Example BST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5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8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5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5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5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1.22cm" svg:y="16.933cm">
          <text:p text:style-name="P1"><text:span text:style-name="T5">36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5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723cm" svg:y="14.605cm">
          <text:p text:style-name="P1"><text:span text:style-name="T5">59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15.24cm" svg:y1="13.547cm" svg:x2="17.78cm" svg:y2="14.817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line draw:style-name="gr4" draw:text-style-name="P7" draw:layer="layout" svg:x1="9.525cm" svg:y1="15.875cm" svg:x2="11.642cm" svg:y2="17.145cm">
          <text:p/>
        </draw:line>
        <draw:custom-shape draw:style-name="gr2" draw:text-style-name="P6" xml:id="id21" draw:id="id21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6" draw:layer="layout" svg:width="1.694cm" svg:height="1.481cm" svg:x="4.233cm" svg:y="9.73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1.349cm" svg:height="1.197cm" svg:x="4.873cm" svg:y="3.598cm">
          <text:p text:style-name="P1"><text:span text:style-name="T9">15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25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Example BST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8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8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5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5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5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1.22cm" svg:y="16.933cm">
          <text:p text:style-name="P1"><text:span text:style-name="T5">36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5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723cm" svg:y="14.605cm">
          <text:p text:style-name="P1"><text:span text:style-name="T5">59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15.24cm" svg:y1="13.335cm" svg:x2="17.78cm" svg:y2="14.817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line draw:style-name="gr4" draw:text-style-name="P7" draw:layer="layout" svg:x1="9.525cm" svg:y1="15.875cm" svg:x2="11.642cm" svg:y2="17.145cm">
          <text:p/>
        </draw:line>
        <draw:custom-shape draw:style-name="gr2" draw:text-style-name="P6" xml:id="id22" draw:id="id22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6" draw:layer="layout" svg:width="1.694cm" svg:height="1.481cm" svg:x="4.233cm" svg:y="9.73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2.619cm" svg:height="1.197cm" svg:x="4.873cm" svg:y="3.598cm">
          <text:p text:style-name="P1"><text:span text:style-name="T9">15, 25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26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Example BST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8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8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5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5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5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1.22cm" svg:y="16.933cm">
          <text:p text:style-name="P1"><text:span text:style-name="T5">36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5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723cm" svg:y="14.605cm">
          <text:p text:style-name="P1"><text:span text:style-name="T5">59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15.24cm" svg:y1="13.335cm" svg:x2="17.78cm" svg:y2="14.817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line draw:style-name="gr4" draw:text-style-name="P7" draw:layer="layout" svg:x1="9.525cm" svg:y1="15.875cm" svg:x2="11.642cm" svg:y2="17.145cm">
          <text:p/>
        </draw:line>
        <draw:custom-shape draw:style-name="gr2" draw:text-style-name="P6" xml:id="id23" draw:id="id23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6" draw:layer="layout" svg:width="1.693cm" svg:height="1.482cm" svg:x="6.35cm" svg:y="12.48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2.619cm" svg:height="1.197cm" svg:x="4.873cm" svg:y="3.598cm">
          <text:p text:style-name="P1"><text:span text:style-name="T9">15, 25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27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Example BST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8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8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5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5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5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1.22cm" svg:y="16.933cm">
          <text:p text:style-name="P1"><text:span text:style-name="T5">36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5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723cm" svg:y="14.605cm">
          <text:p text:style-name="P1"><text:span text:style-name="T5">59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15.24cm" svg:y1="13.335cm" svg:x2="17.78cm" svg:y2="14.817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line draw:style-name="gr4" draw:text-style-name="P7" draw:layer="layout" svg:x1="9.525cm" svg:y1="15.875cm" svg:x2="11.642cm" svg:y2="17.145cm">
          <text:p/>
        </draw:line>
        <draw:custom-shape draw:style-name="gr2" draw:text-style-name="P6" xml:id="id24" draw:id="id24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6" draw:layer="layout" svg:width="1.693cm" svg:height="1.481cm" svg:x="4.022cm" svg:y="14.81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2.619cm" svg:height="1.197cm" svg:x="4.873cm" svg:y="3.598cm">
          <text:p text:style-name="P1"><text:span text:style-name="T9">15, 25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28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Example BST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8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8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5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8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5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1.22cm" svg:y="16.933cm">
          <text:p text:style-name="P1"><text:span text:style-name="T5">36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5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723cm" svg:y="14.605cm">
          <text:p text:style-name="P1"><text:span text:style-name="T5">59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15.24cm" svg:y1="13.335cm" svg:x2="17.78cm" svg:y2="14.817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line draw:style-name="gr4" draw:text-style-name="P7" draw:layer="layout" svg:x1="9.525cm" svg:y1="15.875cm" svg:x2="11.642cm" svg:y2="17.145cm">
          <text:p/>
        </draw:line>
        <draw:custom-shape draw:style-name="gr2" draw:text-style-name="P6" xml:id="id25" draw:id="id25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6" draw:layer="layout" svg:width="1.693cm" svg:height="1.481cm" svg:x="4.022cm" svg:y="14.81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3.889cm" svg:height="1.197cm" svg:x="4.873cm" svg:y="3.598cm">
          <text:p text:style-name="P1"><text:span text:style-name="T9">15, 25, 28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29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Example BST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8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8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5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8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5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1.22cm" svg:y="16.933cm">
          <text:p text:style-name="P1"><text:span text:style-name="T5">36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5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723cm" svg:y="14.605cm">
          <text:p text:style-name="P1"><text:span text:style-name="T5">59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15.24cm" svg:y1="13.335cm" svg:x2="17.78cm" svg:y2="14.817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line draw:style-name="gr4" draw:text-style-name="P7" draw:layer="layout" svg:x1="9.525cm" svg:y1="15.875cm" svg:x2="11.642cm" svg:y2="17.145cm">
          <text:p/>
        </draw:line>
        <draw:custom-shape draw:style-name="gr2" draw:text-style-name="P6" xml:id="id26" draw:id="id26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6" draw:layer="layout" svg:width="1.694cm" svg:height="1.482cm" svg:x="6.138cm" svg:y="12.48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3.889cm" svg:height="1.197cm" svg:x="4.873cm" svg:y="3.598cm">
          <text:p text:style-name="P1"><text:span text:style-name="T9">15, 25, 28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30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Example BST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8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8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8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8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5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1.22cm" svg:y="16.933cm">
          <text:p text:style-name="P1"><text:span text:style-name="T5">36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5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723cm" svg:y="14.605cm">
          <text:p text:style-name="P1"><text:span text:style-name="T5">59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15.24cm" svg:y1="13.335cm" svg:x2="17.78cm" svg:y2="14.817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line draw:style-name="gr4" draw:text-style-name="P7" draw:layer="layout" svg:x1="9.525cm" svg:y1="15.875cm" svg:x2="11.642cm" svg:y2="17.145cm">
          <text:p/>
        </draw:line>
        <draw:custom-shape draw:style-name="gr2" draw:text-style-name="P6" xml:id="id27" draw:id="id27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6" draw:layer="layout" svg:width="1.694cm" svg:height="1.482cm" svg:x="6.138cm" svg:y="12.48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5.159cm" svg:height="1.197cm" svg:x="4.873cm" svg:y="3.598cm">
          <text:p text:style-name="P1"><text:span text:style-name="T9">15, 25, 28, 30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31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Example BST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8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8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8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8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5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1.22cm" svg:y="16.933cm">
          <text:p text:style-name="P1"><text:span text:style-name="T5">36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5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723cm" svg:y="14.605cm">
          <text:p text:style-name="P1"><text:span text:style-name="T5">59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15.24cm" svg:y1="13.335cm" svg:x2="17.78cm" svg:y2="14.817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line draw:style-name="gr4" draw:text-style-name="P7" draw:layer="layout" svg:x1="9.525cm" svg:y1="15.875cm" svg:x2="11.642cm" svg:y2="17.145cm">
          <text:p/>
        </draw:line>
        <draw:custom-shape draw:style-name="gr2" draw:text-style-name="P6" xml:id="id28" draw:id="id28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6" draw:layer="layout" svg:width="1.693cm" svg:height="1.482cm" svg:x="8.467cm" svg:y="14.60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5.159cm" svg:height="1.197cm" svg:x="4.873cm" svg:y="3.598cm">
          <text:p text:style-name="P1"><text:span text:style-name="T9">15, 25, 28, 30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32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Example BST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8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8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8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8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8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1.22cm" svg:y="16.933cm">
          <text:p text:style-name="P1"><text:span text:style-name="T5">36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5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723cm" svg:y="14.605cm">
          <text:p text:style-name="P1"><text:span text:style-name="T5">59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15.24cm" svg:y1="13.335cm" svg:x2="17.78cm" svg:y2="14.817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line draw:style-name="gr4" draw:text-style-name="P7" draw:layer="layout" svg:x1="9.525cm" svg:y1="15.875cm" svg:x2="11.642cm" svg:y2="17.145cm">
          <text:p/>
        </draw:line>
        <draw:custom-shape draw:style-name="gr2" draw:text-style-name="P6" xml:id="id29" draw:id="id29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6" draw:layer="layout" svg:width="1.693cm" svg:height="1.482cm" svg:x="8.467cm" svg:y="14.60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6.429cm" svg:height="1.197cm" svg:x="4.873cm" svg:y="3.598cm">
          <text:p text:style-name="P1"><text:span text:style-name="T9">15, 25, 28, 30, 32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33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Example BST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8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8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8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8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8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1.22cm" svg:y="16.933cm">
          <text:p text:style-name="P1"><text:span text:style-name="T5">36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5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723cm" svg:y="14.605cm">
          <text:p text:style-name="P1"><text:span text:style-name="T5">59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15.24cm" svg:y1="13.335cm" svg:x2="17.78cm" svg:y2="14.817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line draw:style-name="gr4" draw:text-style-name="P7" draw:layer="layout" svg:x1="9.525cm" svg:y1="15.875cm" svg:x2="11.642cm" svg:y2="17.145cm">
          <text:p/>
        </draw:line>
        <draw:custom-shape draw:style-name="gr2" draw:text-style-name="P6" xml:id="id30" draw:id="id30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6" draw:layer="layout" svg:width="1.694cm" svg:height="1.482cm" svg:x="11.218cm" svg:y="17.14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6.429cm" svg:height="1.197cm" svg:x="4.873cm" svg:y="3.598cm">
          <text:p text:style-name="P1"><text:span text:style-name="T9">15, 25, 28, 30, 32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34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Example BST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8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8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8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8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8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1.22cm" svg:y="16.933cm">
          <text:p text:style-name="P1"><text:span text:style-name="T8">36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5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723cm" svg:y="14.605cm">
          <text:p text:style-name="P1"><text:span text:style-name="T5">59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15.24cm" svg:y1="13.335cm" svg:x2="17.78cm" svg:y2="14.817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line draw:style-name="gr4" draw:text-style-name="P7" draw:layer="layout" svg:x1="9.525cm" svg:y1="15.875cm" svg:x2="11.642cm" svg:y2="17.145cm">
          <text:p/>
        </draw:line>
        <draw:custom-shape draw:style-name="gr2" draw:text-style-name="P6" xml:id="id31" draw:id="id31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6" draw:layer="layout" svg:width="1.694cm" svg:height="1.482cm" svg:x="11.218cm" svg:y="17.14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6.429cm" svg:height="1.197cm" svg:x="4.873cm" svg:y="3.598cm">
          <text:p text:style-name="P1"><text:span text:style-name="T9">15, 25, 28, 30, 32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35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Example BST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8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8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8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8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8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1.22cm" svg:y="16.933cm">
          <text:p text:style-name="P1"><text:span text:style-name="T8">36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5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723cm" svg:y="14.605cm">
          <text:p text:style-name="P1"><text:span text:style-name="T5">59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15.24cm" svg:y1="13.335cm" svg:x2="17.78cm" svg:y2="14.817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line draw:style-name="gr4" draw:text-style-name="P7" draw:layer="layout" svg:x1="9.525cm" svg:y1="15.875cm" svg:x2="11.642cm" svg:y2="17.145cm">
          <text:p/>
        </draw:line>
        <draw:custom-shape draw:style-name="gr2" draw:text-style-name="P6" xml:id="id32" draw:id="id32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6" draw:layer="layout" svg:width="1.693cm" svg:height="1.482cm" svg:x="8.467cm" svg:y="14.60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6.429cm" svg:height="1.197cm" svg:x="4.873cm" svg:y="3.598cm">
          <text:p text:style-name="P1"><text:span text:style-name="T9">15, 25, 28, 30, 32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36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Example BST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8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8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8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8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8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1.22cm" svg:y="16.933cm">
          <text:p text:style-name="P1"><text:span text:style-name="T8">36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5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723cm" svg:y="14.605cm">
          <text:p text:style-name="P1"><text:span text:style-name="T5">59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15.24cm" svg:y1="13.335cm" svg:x2="17.78cm" svg:y2="14.817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line draw:style-name="gr4" draw:text-style-name="P7" draw:layer="layout" svg:x1="9.525cm" svg:y1="15.875cm" svg:x2="11.642cm" svg:y2="17.145cm">
          <text:p/>
        </draw:line>
        <draw:custom-shape draw:style-name="gr2" draw:text-style-name="P6" xml:id="id33" draw:id="id33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6" draw:layer="layout" svg:width="1.693cm" svg:height="1.482cm" svg:x="6.35cm" svg:y="12.48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6.429cm" svg:height="1.197cm" svg:x="4.873cm" svg:y="3.598cm">
          <text:p text:style-name="P1"><text:span text:style-name="T9">15, 25, 28, 30, 32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37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Example BST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8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8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8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8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8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1.22cm" svg:y="16.933cm">
          <text:p text:style-name="P1"><text:span text:style-name="T8">36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5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723cm" svg:y="14.605cm">
          <text:p text:style-name="P1"><text:span text:style-name="T5">59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15.24cm" svg:y1="13.335cm" svg:x2="17.78cm" svg:y2="14.817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line draw:style-name="gr4" draw:text-style-name="P7" draw:layer="layout" svg:x1="9.525cm" svg:y1="15.875cm" svg:x2="11.642cm" svg:y2="17.145cm">
          <text:p/>
        </draw:line>
        <draw:custom-shape draw:style-name="gr2" draw:text-style-name="P6" xml:id="id34" draw:id="id34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6" draw:layer="layout" svg:width="1.694cm" svg:height="1.481cm" svg:x="4.233cm" svg:y="9.73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6.429cm" svg:height="1.197cm" svg:x="4.873cm" svg:y="3.598cm">
          <text:p text:style-name="P1"><text:span text:style-name="T9">15, 25, 28, 30, 32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38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Example BST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8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8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8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8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8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1.22cm" svg:y="16.933cm">
          <text:p text:style-name="P1"><text:span text:style-name="T8">36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5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723cm" svg:y="14.605cm">
          <text:p text:style-name="P1"><text:span text:style-name="T5">59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15.24cm" svg:y1="13.335cm" svg:x2="17.78cm" svg:y2="14.817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line draw:style-name="gr4" draw:text-style-name="P7" draw:layer="layout" svg:x1="9.525cm" svg:y1="15.875cm" svg:x2="11.642cm" svg:y2="17.145cm">
          <text:p/>
        </draw:line>
        <draw:custom-shape draw:style-name="gr2" draw:text-style-name="P6" xml:id="id35" draw:id="id35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6" draw:layer="layout" svg:width="1.693cm" svg:height="1.482cm" svg:x="6.985cm" svg:y="7.6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6.429cm" svg:height="1.197cm" svg:x="4.873cm" svg:y="3.598cm">
          <text:p text:style-name="P1"><text:span text:style-name="T9">15, 25, 28, 30, 32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39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Example BST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8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8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8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8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8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8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1.22cm" svg:y="16.933cm">
          <text:p text:style-name="P1"><text:span text:style-name="T8">36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5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723cm" svg:y="14.605cm">
          <text:p text:style-name="P1"><text:span text:style-name="T5">59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15.24cm" svg:y1="13.335cm" svg:x2="17.78cm" svg:y2="14.817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line draw:style-name="gr4" draw:text-style-name="P7" draw:layer="layout" svg:x1="9.525cm" svg:y1="15.875cm" svg:x2="11.642cm" svg:y2="17.145cm">
          <text:p/>
        </draw:line>
        <draw:custom-shape draw:style-name="gr2" draw:text-style-name="P6" xml:id="id36" draw:id="id36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6" draw:layer="layout" svg:width="1.693cm" svg:height="1.482cm" svg:x="6.985cm" svg:y="7.6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7.699cm" svg:height="1.197cm" svg:x="4.873cm" svg:y="3.598cm">
          <text:p text:style-name="P1"><text:span text:style-name="T9">15, 25, 28, 30, 32, 37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40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Example BST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8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8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8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8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8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8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1.22cm" svg:y="16.933cm">
          <text:p text:style-name="P1"><text:span text:style-name="T8">36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5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723cm" svg:y="14.605cm">
          <text:p text:style-name="P1"><text:span text:style-name="T5">59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15.24cm" svg:y1="13.335cm" svg:x2="17.78cm" svg:y2="14.817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line draw:style-name="gr4" draw:text-style-name="P7" draw:layer="layout" svg:x1="9.525cm" svg:y1="15.875cm" svg:x2="11.642cm" svg:y2="17.145cm">
          <text:p/>
        </draw:line>
        <draw:custom-shape draw:style-name="gr2" draw:text-style-name="P6" xml:id="id37" draw:id="id37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6" draw:layer="layout" svg:width="1.694cm" svg:height="1.482cm" svg:x="11.853cm" svg:y="5.0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7.699cm" svg:height="1.197cm" svg:x="4.873cm" svg:y="3.598cm">
          <text:p text:style-name="P1"><text:span text:style-name="T9">15, 25, 28, 30, 32, 37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41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Example BST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8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8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8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8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8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8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8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1.22cm" svg:y="16.933cm">
          <text:p text:style-name="P1"><text:span text:style-name="T8">36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5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723cm" svg:y="14.605cm">
          <text:p text:style-name="P1"><text:span text:style-name="T5">59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15.24cm" svg:y1="13.335cm" svg:x2="17.78cm" svg:y2="14.817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line draw:style-name="gr4" draw:text-style-name="P7" draw:layer="layout" svg:x1="9.525cm" svg:y1="15.875cm" svg:x2="11.642cm" svg:y2="17.145cm">
          <text:p/>
        </draw:line>
        <draw:custom-shape draw:style-name="gr2" draw:text-style-name="P6" xml:id="id38" draw:id="id38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6" draw:layer="layout" svg:width="1.694cm" svg:height="1.482cm" svg:x="11.853cm" svg:y="5.0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8.969cm" svg:height="1.197cm" svg:x="4.873cm" svg:y="3.598cm">
          <text:p text:style-name="P1"><text:span text:style-name="T9">15, 25, 28, 30, 32, 37, 50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42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Example BST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8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8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8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8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8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8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8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1.22cm" svg:y="16.933cm">
          <text:p text:style-name="P1"><text:span text:style-name="T8">36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5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723cm" svg:y="14.605cm">
          <text:p text:style-name="P1"><text:span text:style-name="T5">59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15.24cm" svg:y1="13.335cm" svg:x2="17.78cm" svg:y2="14.817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line draw:style-name="gr4" draw:text-style-name="P7" draw:layer="layout" svg:x1="9.525cm" svg:y1="15.875cm" svg:x2="11.642cm" svg:y2="17.145cm">
          <text:p/>
        </draw:line>
        <draw:custom-shape draw:style-name="gr2" draw:text-style-name="P6" xml:id="id39" draw:id="id39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6" draw:layer="layout" svg:width="1.693cm" svg:height="1.482cm" svg:x="19.262cm" svg:y="7.6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8.969cm" svg:height="1.197cm" svg:x="4.873cm" svg:y="3.598cm">
          <text:p text:style-name="P1"><text:span text:style-name="T9">15, 25, 28, 30, 32, 37, 50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43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Example BST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8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8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8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8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8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8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8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1.22cm" svg:y="16.933cm">
          <text:p text:style-name="P1"><text:span text:style-name="T8">36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5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723cm" svg:y="14.605cm">
          <text:p text:style-name="P1"><text:span text:style-name="T5">59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15.24cm" svg:y1="13.335cm" svg:x2="17.78cm" svg:y2="14.817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line draw:style-name="gr4" draw:text-style-name="P7" draw:layer="layout" svg:x1="9.525cm" svg:y1="15.875cm" svg:x2="11.642cm" svg:y2="17.145cm">
          <text:p/>
        </draw:line>
        <draw:custom-shape draw:style-name="gr2" draw:text-style-name="P6" xml:id="id40" draw:id="id40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6" draw:layer="layout" svg:width="1.693cm" svg:height="1.482cm" svg:x="16.51cm" svg:y="9.94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8.969cm" svg:height="1.197cm" svg:x="4.873cm" svg:y="3.598cm">
          <text:p text:style-name="P1"><text:span text:style-name="T9">15, 25, 28, 30, 32, 37, 50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44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Example BST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8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8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8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8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8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8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8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1.22cm" svg:y="16.933cm">
          <text:p text:style-name="P1"><text:span text:style-name="T8">36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5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723cm" svg:y="14.605cm">
          <text:p text:style-name="P1"><text:span text:style-name="T5">59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15.24cm" svg:y1="13.335cm" svg:x2="17.78cm" svg:y2="14.817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line draw:style-name="gr4" draw:text-style-name="P7" draw:layer="layout" svg:x1="9.525cm" svg:y1="15.875cm" svg:x2="11.642cm" svg:y2="17.145cm">
          <text:p/>
        </draw:line>
        <draw:custom-shape draw:style-name="gr2" draw:text-style-name="P6" xml:id="id41" draw:id="id41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6" draw:layer="layout" svg:width="1.693cm" svg:height="1.482cm" svg:x="14.182cm" svg:y="12.06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8.969cm" svg:height="1.197cm" svg:x="4.873cm" svg:y="3.598cm">
          <text:p text:style-name="P1"><text:span text:style-name="T9">15, 25, 28, 30, 32, 37, 50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45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Example BST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8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8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8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8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8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8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8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1.22cm" svg:y="16.933cm">
          <text:p text:style-name="P1"><text:span text:style-name="T8">36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8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723cm" svg:y="14.605cm">
          <text:p text:style-name="P1"><text:span text:style-name="T5">59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15.24cm" svg:y1="13.335cm" svg:x2="17.78cm" svg:y2="14.817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line draw:style-name="gr4" draw:text-style-name="P7" draw:layer="layout" svg:x1="9.525cm" svg:y1="15.875cm" svg:x2="11.642cm" svg:y2="17.145cm">
          <text:p/>
        </draw:line>
        <draw:custom-shape draw:style-name="gr2" draw:text-style-name="P6" xml:id="id42" draw:id="id42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6" draw:layer="layout" svg:width="1.693cm" svg:height="1.482cm" svg:x="14.182cm" svg:y="12.06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10.239cm" svg:height="1.197cm" svg:x="4.873cm" svg:y="3.598cm">
          <text:p text:style-name="P1"><text:span text:style-name="T9">15, 25, 28, 30, 32, 37, 50, 55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46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Example BST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8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8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8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8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8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8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8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1.22cm" svg:y="16.933cm">
          <text:p text:style-name="P1"><text:span text:style-name="T8">36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8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723cm" svg:y="14.605cm">
          <text:p text:style-name="P1"><text:span text:style-name="T5">59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15.24cm" svg:y1="13.335cm" svg:x2="17.78cm" svg:y2="14.817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line draw:style-name="gr4" draw:text-style-name="P7" draw:layer="layout" svg:x1="9.525cm" svg:y1="15.875cm" svg:x2="11.642cm" svg:y2="17.145cm">
          <text:p/>
        </draw:line>
        <draw:custom-shape draw:style-name="gr2" draw:text-style-name="P6" xml:id="id43" draw:id="id43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6" draw:layer="layout" svg:width="1.693cm" svg:height="1.482cm" svg:x="16.722cm" svg:y="14.60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10.239cm" svg:height="1.197cm" svg:x="4.873cm" svg:y="3.598cm">
          <text:p text:style-name="P1"><text:span text:style-name="T9">15, 25, 28, 30, 32, 37, 50, 55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47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Example BST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8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8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8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8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8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8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8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1.22cm" svg:y="16.933cm">
          <text:p text:style-name="P1"><text:span text:style-name="T8">36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8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723cm" svg:y="14.605cm">
          <text:p text:style-name="P1"><text:span text:style-name="T8">59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15.24cm" svg:y1="13.335cm" svg:x2="17.78cm" svg:y2="14.817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line draw:style-name="gr4" draw:text-style-name="P7" draw:layer="layout" svg:x1="9.525cm" svg:y1="15.875cm" svg:x2="11.642cm" svg:y2="17.145cm">
          <text:p/>
        </draw:line>
        <draw:custom-shape draw:style-name="gr2" draw:text-style-name="P6" xml:id="id44" draw:id="id44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6" draw:layer="layout" svg:width="1.693cm" svg:height="1.482cm" svg:x="16.722cm" svg:y="14.60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11.509cm" svg:height="1.197cm" svg:x="4.873cm" svg:y="3.598cm">
          <text:p text:style-name="P1"><text:span text:style-name="T9">15, 25, 28, 30, 32, 37, 50, 55, 59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48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Example BST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8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8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8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8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8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8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8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1.22cm" svg:y="16.933cm">
          <text:p text:style-name="P1"><text:span text:style-name="T8">36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8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723cm" svg:y="14.605cm">
          <text:p text:style-name="P1"><text:span text:style-name="T8">59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15.24cm" svg:y1="13.335cm" svg:x2="17.78cm" svg:y2="14.817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line draw:style-name="gr4" draw:text-style-name="P7" draw:layer="layout" svg:x1="9.525cm" svg:y1="15.875cm" svg:x2="11.642cm" svg:y2="17.145cm">
          <text:p/>
        </draw:line>
        <draw:custom-shape draw:style-name="gr2" draw:text-style-name="P6" xml:id="id45" draw:id="id45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6" draw:layer="layout" svg:width="1.693cm" svg:height="1.482cm" svg:x="14.182cm" svg:y="12.06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11.509cm" svg:height="1.197cm" svg:x="4.873cm" svg:y="3.598cm">
          <text:p text:style-name="P1"><text:span text:style-name="T9">15, 25, 28, 30, 32, 37, 50, 55, 59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49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Example BST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8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8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8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8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8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8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8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1.22cm" svg:y="16.933cm">
          <text:p text:style-name="P1"><text:span text:style-name="T8">36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8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723cm" svg:y="14.605cm">
          <text:p text:style-name="P1"><text:span text:style-name="T8">59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15.24cm" svg:y1="13.335cm" svg:x2="17.78cm" svg:y2="14.817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line draw:style-name="gr4" draw:text-style-name="P7" draw:layer="layout" svg:x1="9.525cm" svg:y1="15.875cm" svg:x2="11.642cm" svg:y2="17.145cm">
          <text:p/>
        </draw:line>
        <draw:custom-shape draw:style-name="gr2" draw:text-style-name="P6" xml:id="id46" draw:id="id46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6" draw:layer="layout" svg:width="1.693cm" svg:height="1.482cm" svg:x="16.51cm" svg:y="9.94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11.509cm" svg:height="1.197cm" svg:x="4.873cm" svg:y="3.598cm">
          <text:p text:style-name="P1"><text:span text:style-name="T9">15, 25, 28, 30, 32, 37, 50, 55, 59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50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Example BST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8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8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8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8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8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8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8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1.22cm" svg:y="16.933cm">
          <text:p text:style-name="P1"><text:span text:style-name="T8">36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8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8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723cm" svg:y="14.605cm">
          <text:p text:style-name="P1"><text:span text:style-name="T8">59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15.24cm" svg:y1="13.335cm" svg:x2="17.78cm" svg:y2="14.817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line draw:style-name="gr4" draw:text-style-name="P7" draw:layer="layout" svg:x1="9.525cm" svg:y1="15.875cm" svg:x2="11.642cm" svg:y2="17.145cm">
          <text:p/>
        </draw:line>
        <draw:custom-shape draw:style-name="gr2" draw:text-style-name="P6" xml:id="id47" draw:id="id47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6" draw:layer="layout" svg:width="1.693cm" svg:height="1.482cm" svg:x="16.51cm" svg:y="9.94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12.779cm" svg:height="1.197cm" svg:x="4.873cm" svg:y="3.598cm">
          <text:p text:style-name="P1"><text:span text:style-name="T9">15, 25, 28, 30, 32, 37, 50, 55, 59, 61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51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Example BST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8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8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8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8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8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8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8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1.22cm" svg:y="16.933cm">
          <text:p text:style-name="P1"><text:span text:style-name="T8">36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8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8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723cm" svg:y="14.605cm">
          <text:p text:style-name="P1"><text:span text:style-name="T8">59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15.24cm" svg:y1="13.335cm" svg:x2="17.78cm" svg:y2="14.817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line draw:style-name="gr4" draw:text-style-name="P7" draw:layer="layout" svg:x1="9.525cm" svg:y1="15.875cm" svg:x2="11.642cm" svg:y2="17.145cm">
          <text:p/>
        </draw:line>
        <draw:custom-shape draw:style-name="gr2" draw:text-style-name="P6" xml:id="id48" draw:id="id48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6" draw:layer="layout" svg:width="1.693cm" svg:height="1.482cm" svg:x="18.627cm" svg:y="12.06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12.779cm" svg:height="1.197cm" svg:x="4.873cm" svg:y="3.598cm">
          <text:p text:style-name="P1"><text:span text:style-name="T9">15, 25, 28, 30, 32, 37, 50, 55, 59, 61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52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Example BST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8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8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8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8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8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8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8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1.22cm" svg:y="16.933cm">
          <text:p text:style-name="P1"><text:span text:style-name="T8">36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8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8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8">6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723cm" svg:y="14.605cm">
          <text:p text:style-name="P1"><text:span text:style-name="T8">59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15.24cm" svg:y1="13.335cm" svg:x2="17.78cm" svg:y2="14.817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line draw:style-name="gr4" draw:text-style-name="P7" draw:layer="layout" svg:x1="9.525cm" svg:y1="15.875cm" svg:x2="11.642cm" svg:y2="17.145cm">
          <text:p/>
        </draw:line>
        <draw:custom-shape draw:style-name="gr2" draw:text-style-name="P6" xml:id="id49" draw:id="id49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6" draw:layer="layout" svg:width="1.693cm" svg:height="1.482cm" svg:x="18.627cm" svg:y="12.06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14.049cm" svg:height="1.197cm" svg:x="4.873cm" svg:y="3.598cm">
          <text:p text:style-name="P1"><text:span text:style-name="T9">15, 25, 28, 30, 32, 37, 50, 55, 59, 61, 68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53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Example BST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8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8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8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8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8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8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8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1.22cm" svg:y="16.933cm">
          <text:p text:style-name="P1"><text:span text:style-name="T8">36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8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8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8">6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723cm" svg:y="14.605cm">
          <text:p text:style-name="P1"><text:span text:style-name="T8">59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15.24cm" svg:y1="13.335cm" svg:x2="17.78cm" svg:y2="14.817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line draw:style-name="gr4" draw:text-style-name="P7" draw:layer="layout" svg:x1="9.525cm" svg:y1="15.875cm" svg:x2="11.642cm" svg:y2="17.145cm">
          <text:p/>
        </draw:line>
        <draw:custom-shape draw:style-name="gr2" draw:text-style-name="P6" xml:id="id50" draw:id="id50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6" draw:layer="layout" svg:width="1.693cm" svg:height="1.482cm" svg:x="16.51cm" svg:y="9.94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14.049cm" svg:height="1.197cm" svg:x="4.873cm" svg:y="3.598cm">
          <text:p text:style-name="P1"><text:span text:style-name="T9">15, 25, 28, 30, 32, 37, 50, 55, 59, 61, 68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54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Example BST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8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8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8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8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8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8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8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1.22cm" svg:y="16.933cm">
          <text:p text:style-name="P1"><text:span text:style-name="T8">36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8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8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8">6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723cm" svg:y="14.605cm">
          <text:p text:style-name="P1"><text:span text:style-name="T8">59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15.24cm" svg:y1="13.335cm" svg:x2="17.78cm" svg:y2="14.817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line draw:style-name="gr4" draw:text-style-name="P7" draw:layer="layout" svg:x1="9.525cm" svg:y1="15.875cm" svg:x2="11.642cm" svg:y2="17.145cm">
          <text:p/>
        </draw:line>
        <draw:custom-shape draw:style-name="gr2" draw:text-style-name="P6" xml:id="id51" draw:id="id51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6" draw:layer="layout" svg:width="1.693cm" svg:height="1.482cm" svg:x="19.262cm" svg:y="7.6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14.049cm" svg:height="1.197cm" svg:x="4.873cm" svg:y="3.598cm">
          <text:p text:style-name="P1"><text:span text:style-name="T9">15, 25, 28, 30, 32, 37, 50, 55, 59, 61, 68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55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Example BST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8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8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8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8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8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8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8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8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1.22cm" svg:y="16.933cm">
          <text:p text:style-name="P1"><text:span text:style-name="T8">36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8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8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8">6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723cm" svg:y="14.605cm">
          <text:p text:style-name="P1"><text:span text:style-name="T8">59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15.24cm" svg:y1="13.335cm" svg:x2="17.78cm" svg:y2="14.817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line draw:style-name="gr4" draw:text-style-name="P7" draw:layer="layout" svg:x1="9.525cm" svg:y1="15.875cm" svg:x2="11.642cm" svg:y2="17.145cm">
          <text:p/>
        </draw:line>
        <draw:custom-shape draw:style-name="gr2" draw:text-style-name="P6" xml:id="id52" draw:id="id52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6" draw:layer="layout" svg:width="1.693cm" svg:height="1.482cm" svg:x="19.262cm" svg:y="7.6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15.319cm" svg:height="1.197cm" svg:x="4.873cm" svg:y="3.598cm">
          <text:p text:style-name="P1"><text:span text:style-name="T9">15, 25, 28, 30, 32, 37, 50, 55, 59, 61, 68, 75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56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Example BST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8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8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8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8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8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8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8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8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1.22cm" svg:y="16.933cm">
          <text:p text:style-name="P1"><text:span text:style-name="T8">36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8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8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8">6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723cm" svg:y="14.605cm">
          <text:p text:style-name="P1"><text:span text:style-name="T8">59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15.24cm" svg:y1="13.335cm" svg:x2="17.78cm" svg:y2="14.817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line draw:style-name="gr4" draw:text-style-name="P7" draw:layer="layout" svg:x1="9.525cm" svg:y1="15.875cm" svg:x2="11.642cm" svg:y2="17.145cm">
          <text:p/>
        </draw:line>
        <draw:custom-shape draw:style-name="gr2" draw:text-style-name="P6" xml:id="id53" draw:id="id53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6" draw:layer="layout" svg:width="1.694cm" svg:height="1.482cm" svg:x="11.853cm" svg:y="5.0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15.319cm" svg:height="1.197cm" svg:x="4.873cm" svg:y="3.598cm">
          <text:p text:style-name="P1"><text:span text:style-name="T9">15, 25, 28, 30, 32, 37, 50, 55, 59, 61, 68, 75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57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Example BST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8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8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8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8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8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8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8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8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1.22cm" svg:y="16.933cm">
          <text:p text:style-name="P1"><text:span text:style-name="T8">36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8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8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8">6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723cm" svg:y="14.605cm">
          <text:p text:style-name="P1"><text:span text:style-name="T8">59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15.24cm" svg:y1="13.335cm" svg:x2="17.78cm" svg:y2="14.817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line draw:style-name="gr4" draw:text-style-name="P7" draw:layer="layout" svg:x1="9.525cm" svg:y1="15.875cm" svg:x2="11.642cm" svg:y2="17.145cm">
          <text:p/>
        </draw:line>
        <draw:custom-shape draw:style-name="gr2" draw:text-style-name="P6" xml:id="id54" draw:id="id54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15.319cm" svg:height="1.197cm" svg:x="4.873cm" svg:y="3.598cm">
          <text:p text:style-name="P1"><text:span text:style-name="T9">15, 25, 28, 30, 32, 37, 50, 55, 59, 61, 68, 75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58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Lookup" draw:style-name="dp1" draw:master-page-name="Default" presentation:presentation-page-layout-name="AL2T1">
        <draw:frame presentation:style-name="pr9" draw:text-style-name="P2" draw:layer="layout" svg:width="24.681cm" svg:height="1.997cm" svg:x="0.374cm" svg:y="0.272cm" presentation:class="title" presentation:user-transformed="true">
          <draw:text-box>
            <text:p text:style-name="P1">Lookup</text:p>
          </draw:text-box>
        </draw:frame>
        <draw:frame presentation:style-name="pr10" draw:text-style-name="P5" draw:layer="layout" svg:width="24.712cm" svg:height="16.473cm" svg:x="0.375cm" svg:y="2.751cm" presentation:class="outline" presentation:user-transformed="true">
          <draw:text-box>
            <text:p text:style-name="P11"><text:span text:style-name="T6">The label tells us which half of the tree to search</text:span></text:p>
            <text:p text:style-name="P11"><text:span text:style-name="T6">So, on average, we cut the size of the tree to search almost in half, which we can do log</text:span><text:span text:style-name="T10">2</text:span><text:span text:style-name="T6">n times</text:span></text:p>
            <text:p text:style-name="P11"><text:span text:style-name="T6">Basis:</text:span></text:p>
            <text:list text:style-name="L4">
              <text:list-item>
                <text:p text:style-name="P12"><text:span text:style-name="T6">If T is empty, fail; x not found</text:span></text:p>
              </text:list-item>
              <text:list-item>
                <text:p text:style-name="P12"><text:span text:style-name="T6">If T has label x at root, then found</text:span></text:p>
              </text:list-item>
            </text:list>
            <text:p text:style-name="P11"><text:span text:style-name="T6">Induction:</text:span></text:p>
            <text:p text:style-name="P11"><text:span text:style-name="T6">Let T have root label y</text:span></text:p>
            <text:list text:continue-numbering="true" text:style-name="L4">
              <text:list-item>
                <text:p text:style-name="P12"><text:span text:style-name="T6">If x &lt; y lookup x on left subtree</text:span></text:p>
              </text:list-item>
              <text:list-item>
                <text:p text:style-name="P12"><text:span text:style-name="T6">If x &gt; y lookup x on right subtree</text:span></text:p>
              </text:list-item>
            </text:list>
          </draw:text-box>
        </draw:frame>
        <presentation:notes draw:style-name="dp2">
          <draw:page-thumbnail draw:style-name="gr1" draw:layer="layout" svg:width="12.551cm" svg:height="9.67cm" svg:x="3.423cm" svg:y="1.959cm" draw:page-number="59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Insertion" draw:style-name="dp1" draw:master-page-name="Default" presentation:presentation-page-layout-name="AL2T1">
        <draw:frame presentation:style-name="pr3" draw:text-style-name="P2" draw:layer="layout" svg:width="24.681cm" svg:height="2.118cm" svg:x="0.374cm" svg:y="0.634cm" presentation:class="title" presentation:user-transformed="true">
          <draw:text-box>
            <text:p text:style-name="P1">Insertion</text:p>
          </draw:text-box>
        </draw:frame>
        <draw:frame presentation:style-name="pr11" draw:text-style-name="P5" draw:layer="layout" svg:width="23.182cm" svg:height="14.191cm" svg:x="1.905cm" svg:y="3.175cm" presentation:class="outline" presentation:user-transformed="true">
          <draw:text-box>
            <text:p text:style-name="P13"><text:span text:style-name="T11">Insertion function gets tree (reference to node) as an argument and returns a revised tree including inserted element</text:span></text:p>
            <text:p text:style-name="P13"><text:span text:style-name="T11">Basis:</text:span></text:p>
            <text:p text:style-name="P14"><text:span text:style-name="T11"><text:tab/></text:span><text:span text:style-name="T11">If T is null create a new node with label x, return reference to the new node</text:span></text:p>
            <text:p text:style-name="P13"><text:span text:style-name="T11">Induction:</text:span></text:p>
            <text:p text:style-name="P14"><text:span text:style-name="T11"><text:tab/></text:span><text:span text:style-name="T11">Let root of T have label y. If x &lt; y, insert x into left subtree. The left-subtree refrence of root becomes whatever tree is returned. Same for x &gt; y on right.</text:span></text:p>
            <text:p text:style-name="P14"><text:span text:style-name="T11"><text:tab/></text:span></text:p>
          </draw:text-box>
        </draw:frame>
        <presentation:notes draw:style-name="dp2">
          <draw:page-thumbnail draw:style-name="gr1" draw:layer="layout" svg:width="12.551cm" svg:height="9.67cm" svg:x="3.423cm" svg:y="1.959cm" draw:page-number="60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Deletion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Deletion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5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5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5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5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5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1.22cm" svg:y="16.933cm">
          <text:p text:style-name="P1"><text:span text:style-name="T5">36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5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723cm" svg:y="14.605cm">
          <text:p text:style-name="P1"><text:span text:style-name="T5">59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15.24cm" svg:y1="13.547cm" svg:x2="17.78cm" svg:y2="14.817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line draw:style-name="gr4" draw:text-style-name="P7" draw:layer="layout" svg:x1="9.525cm" svg:y1="15.875cm" svg:x2="11.642cm" svg:y2="17.145cm">
          <text:p/>
        </draw:line>
        <draw:custom-shape draw:style-name="gr2" draw:text-style-name="P6" xml:id="id55" draw:id="id55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61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Deletion: Leaf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Deletion: Leaf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5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5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5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5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5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1.22cm" svg:y="16.933cm">
          <text:p text:style-name="P1"><text:span text:style-name="T12">36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5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723cm" svg:y="14.605cm">
          <text:p text:style-name="P1"><text:span text:style-name="T5">59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15.24cm" svg:y1="13.547cm" svg:x2="17.78cm" svg:y2="14.817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line draw:style-name="gr4" draw:text-style-name="P7" draw:layer="layout" svg:x1="9.525cm" svg:y1="15.875cm" svg:x2="11.642cm" svg:y2="17.145cm">
          <text:p/>
        </draw:line>
        <draw:custom-shape draw:style-name="gr2" draw:text-style-name="P6" draw:layer="layout" svg:width="1.693cm" svg:height="1.481cm" svg:x="-10.16cm" svg:y="19.89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xml:id="id56" draw:id="id56" draw:layer="layout" svg:width="5.256cm" svg:height="1.197cm" svg:x="14.773cm" svg:y="16.836cm">
          <text:p text:style-name="P1"><text:span text:style-name="T3">Just remove it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62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Deletion: Leaf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5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5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5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5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5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5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723cm" svg:y="14.605cm">
          <text:p text:style-name="P1"><text:span text:style-name="T5">59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15.24cm" svg:y1="13.547cm" svg:x2="17.78cm" svg:y2="14.817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custom-shape draw:style-name="gr2" draw:text-style-name="P6" xml:id="id57" draw:id="id57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5.256cm" svg:height="1.197cm" svg:x="14.773cm" svg:y="16.836cm">
          <text:p text:style-name="P1"><text:span text:style-name="T3">Just remove it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63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Deletion: One child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Deletion: One child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5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5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5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5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5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5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5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723cm" svg:y="14.605cm">
          <text:p text:style-name="P1"><text:span text:style-name="T5">59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15.24cm" svg:y1="13.547cm" svg:x2="17.78cm" svg:y2="14.817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custom-shape draw:style-name="gr2" draw:text-style-name="P6" xml:id="id58" draw:id="id58" draw:layer="layout" svg:width="1.693cm" svg:height="1.481cm" svg:x="-10.16cm" svg:y="19.897cm">
          <text:p text:style-name="P1"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64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Deletion: One child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12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5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5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5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5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5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12">5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723cm" svg:y="14.605cm">
          <text:p text:style-name="P1"><text:span text:style-name="T5">59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15.24cm" svg:y1="13.547cm" svg:x2="17.78cm" svg:y2="14.817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custom-shape draw:style-name="gr2" draw:text-style-name="P6" draw:layer="layout" svg:width="1.693cm" svg:height="1.481cm" svg:x="-10.16cm" svg:y="19.89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xml:id="id59" draw:id="id59" draw:layer="layout" svg:width="8.816cm" svg:height="1.197cm" svg:x="14.764cm" svg:y="16.836cm">
          <text:p text:style-name="P1"><text:span text:style-name="T3">Replace with other child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65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Deletion: One child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9.263cm" svg:y="7.492cm">
          <text:p text:style-name="P1"><text:span text:style-name="T12">7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5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5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5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5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5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511cm" svg:y="9.737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4.183cm" svg:y="12.065cm">
          <text:p text:style-name="P1"><text:span text:style-name="T5">59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628cm" svg:y="12.065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19.897cm" svg:y1="9.102cm" svg:x2="18.203cm" svg:y2="10.16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7.357cm" svg:y1="11.218cm" svg:x2="15.663cm" svg:y2="12.488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7.357cm" svg:y1="11.218cm" svg:x2="19.262cm" svg:y2="12.277cm">
          <text:p/>
        </draw:line>
        <draw:custom-shape draw:style-name="gr2" draw:text-style-name="P6" draw:layer="layout" svg:width="1.693cm" svg:height="1.481cm" svg:x="-10.16cm" svg:y="19.89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8.816cm" svg:height="1.197cm" svg:x="14.764cm" svg:y="16.836cm">
          <text:p text:style-name="P1"><text:span text:style-name="T3">Replace with other child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551cm" svg:height="9.67cm" svg:x="3.423cm" svg:y="1.959cm" draw:page-number="66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Deletion: One child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5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5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5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5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5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469cm" svg:y="8.043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141cm" svg:y="10.372cm">
          <text:p text:style-name="P1"><text:span text:style-name="T5">59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20.586cm" svg:y="10.372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9.315cm" svg:y1="9.525cm" svg:x2="17.621cm" svg:y2="10.795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9.315cm" svg:y1="9.525cm" svg:x2="21.22cm" svg:y2="10.583cm">
          <text:p/>
        </draw:line>
        <draw:custom-shape draw:style-name="gr2" draw:text-style-name="P6" draw:layer="layout" svg:width="1.693cm" svg:height="1.481cm" svg:x="-10.16cm" svg:y="19.89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8.816cm" svg:height="1.197cm" svg:x="14.764cm" svg:y="16.836cm">
          <text:p text:style-name="P1"><text:span text:style-name="T3">Replace with other child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551cm" svg:height="9.67cm" svg:x="3.423cm" svg:y="1.959cm" draw:page-number="67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Deletion: Two children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Deletion: Two children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5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5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5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5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5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469cm" svg:y="8.043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141cm" svg:y="10.372cm">
          <text:p text:style-name="P1"><text:span text:style-name="T5">59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20.586cm" svg:y="10.372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9.315cm" svg:y1="9.525cm" svg:x2="17.621cm" svg:y2="10.795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9.315cm" svg:y1="9.525cm" svg:x2="21.22cm" svg:y2="10.583cm">
          <text:p/>
        </draw:line>
        <draw:custom-shape draw:style-name="gr2" draw:text-style-name="P6" draw:layer="layout" svg:width="1.693cm" svg:height="1.481cm" svg:x="-10.16cm" svg:y="19.89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6" draw:layer="layout" svg:width="0.511cm" svg:height="1.27cm" svg:x="14.773cm" svg:y="16.836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551cm" svg:height="9.67cm" svg:x="3.423cm" svg:y="1.959cm" draw:page-number="68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Deletion: Two children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12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5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5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5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5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5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469cm" svg:y="8.043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141cm" svg:y="10.372cm">
          <text:p text:style-name="P1"><text:span text:style-name="T5">59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20.586cm" svg:y="10.372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9.315cm" svg:y1="9.525cm" svg:x2="17.621cm" svg:y2="10.795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9.315cm" svg:y1="9.525cm" svg:x2="21.22cm" svg:y2="10.583cm">
          <text:p/>
        </draw:line>
        <draw:custom-shape draw:style-name="gr2" draw:text-style-name="P6" draw:layer="layout" svg:width="1.693cm" svg:height="1.481cm" svg:x="-10.16cm" svg:y="19.89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xml:id="id60" draw:id="id60" draw:layer="layout" svg:width="10.827cm" svg:height="2.133cm" svg:x="13.284cm" svg:y="12.603cm">
          <text:p text:style-name="P1"><text:span text:style-name="T3">Replace element with leftmost</text:span></text:p>
          <text:p text:style-name="P1"><text:span text:style-name="T3">Value in rightmost tree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69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Deletion: Two children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12">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5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5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5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5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5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469cm" svg:y="8.043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141cm" svg:y="10.372cm">
          <text:p text:style-name="P1"><text:span text:style-name="T13">59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20.586cm" svg:y="10.372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19.315cm" svg:y1="9.525cm" svg:x2="17.621cm" svg:y2="10.795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9.315cm" svg:y1="9.525cm" svg:x2="21.22cm" svg:y2="10.583cm">
          <text:p/>
        </draw:line>
        <draw:custom-shape draw:style-name="gr2" draw:text-style-name="P6" draw:layer="layout" svg:width="1.693cm" svg:height="1.481cm" svg:x="-10.16cm" svg:y="19.89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10.827cm" svg:height="2.133cm" svg:x="13.284cm" svg:y="12.603cm">
          <text:p text:style-name="P1"><text:span text:style-name="T3">Replace element with leftmost</text:span></text:p>
          <text:p text:style-name="P1"><text:span text:style-name="T3">Value in rightmost tree</text:span></text:p>
          <draw:enhanced-geometry svg:viewBox="0 0 21600 21600" draw:type="mso-spt202" draw:enhanced-path="M 0 0 L 21600 0 21600 21600 0 21600 0 0 Z N"/>
        </draw:custom-shape>
        <draw:polyline draw:style-name="gr7" draw:text-style-name="P7" xml:id="id61" draw:id="id61" draw:layer="layout" svg:width="3.385cm" svg:height="3.597cm" svg:x="12.912cm" svg:y="6.985cm" svg:viewBox="0 0 3386 3598" draw:points="3386,3598 0,0">
          <text:p text:style-name="P1"/>
        </draw:polyline>
        <draw:custom-shape draw:style-name="gr3" draw:text-style-name="P6" xml:id="id62" draw:id="id62" draw:layer="layout" svg:width="11.149cm" svg:height="2.133cm" svg:x="13.28cm" svg:y="15.143cm">
          <text:p text:style-name="P1"><text:span text:style-name="T14">This element is the “successor”</text:span></text:p>
          <text:p text:style-name="P1"><text:span text:style-name="T14">In an inOrder traversal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6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 smil:additive="base"/>
                  <anim:animate smil:dur="0.5s" smil:fill="hold" smil:targetElement="id62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70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Deletion: Two children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13">59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37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235cm" svg:y="9.737cm">
          <text:p text:style-name="P1"><text:span text:style-name="T5">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0.848cm" svg:y="12.488cm">
          <text:p text:style-name="P1"><text:span text:style-name="T5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6.351cm" svg:y="12.277cm">
          <text:p text:style-name="P1"><text:span text:style-name="T5">3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4.023cm" svg:y="14.817cm">
          <text:p text:style-name="P1"><text:span text:style-name="T5">28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8.468cm" svg:y="14.605cm">
          <text:p text:style-name="P1"><text:span text:style-name="T5">3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8.469cm" svg:y="8.043cm">
          <text:p text:style-name="P1"><text:span text:style-name="T5">6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20.586cm" svg:y="10.372cm">
          <text:p text:style-name="P1"><text:span text:style-name="T5">68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7.831cm" svg:y1="9.102cm" svg:x2="5.714cm" svg:y2="10.372cm">
          <text:p/>
        </draw:line>
        <draw:line draw:style-name="gr4" draw:text-style-name="P7" draw:layer="layout" svg:x1="5.08cm" svg:y1="11.218cm" svg:x2="2.328cm" svg:y2="12.912cm">
          <text:p/>
        </draw:line>
        <draw:line draw:style-name="gr4" draw:text-style-name="P7" draw:layer="layout" svg:x1="6.984cm" svg:y1="13.758cm" svg:x2="5.291cm" svg:y2="15.028cm">
          <text:p/>
        </draw:line>
        <draw:line draw:style-name="gr4" draw:text-style-name="P7" draw:layer="layout" svg:x1="5.08cm" svg:y1="11.218cm" svg:x2="7.197cm" svg:y2="12.488cm">
          <text:p/>
        </draw:line>
        <draw:line draw:style-name="gr4" draw:text-style-name="P7" draw:layer="layout" svg:x1="6.985cm" svg:y1="13.758cm" svg:x2="9.102cm" svg:y2="14.817cm">
          <text:p/>
        </draw:line>
        <draw:line draw:style-name="gr4" draw:text-style-name="P7" draw:layer="layout" svg:x1="19.315cm" svg:y1="9.525cm" svg:x2="21.22cm" svg:y2="10.583cm">
          <text:p/>
        </draw:line>
        <draw:custom-shape draw:style-name="gr2" draw:text-style-name="P6" draw:layer="layout" svg:width="1.693cm" svg:height="1.481cm" svg:x="-10.16cm" svg:y="19.89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10.827cm" svg:height="2.133cm" svg:x="13.284cm" svg:y="12.603cm">
          <text:p text:style-name="P1"><text:span text:style-name="T3">Replace element with leftmost</text:span></text:p>
          <text:p text:style-name="P1"><text:span text:style-name="T3">Value in rightmost tre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551cm" svg:height="9.67cm" svg:x="3.423cm" svg:y="1.959cm" draw:page-number="71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12" draw:text-style-name="P2" draw:layer="layout" svg:width="24.681cm" svg:height="1.997cm" svg:x="0.718cm" svg:y="0.836cm" presentation:class="title" presentation:user-transformed="true">
          <draw:text-box>
            <text:p text:style-name="P1">Deletion</text:p>
          </draw:text-box>
        </draw:frame>
        <draw:frame presentation:style-name="pr11" draw:text-style-name="P5" draw:layer="layout" svg:width="24.712cm" svg:height="14.191cm" svg:x="0.375cm" svg:y="3.175cm" presentation:class="outline" presentation:user-transformed="true">
          <draw:text-box>
            <text:p text:style-name="P8"><text:span text:style-name="T6">Basis:</text:span></text:p>
            <text:p text:style-name="P15"><text:span text:style-name="T6"><text:tab/></text:span><text:span text:style-name="T6">If T is empty, just return T.</text:span></text:p>
            <text:p text:style-name="P15"><text:span text:style-name="T6"><text:tab/></text:span><text:span text:style-name="T6">if x at root, delete root and fix up tree</text:span></text:p>
            <text:p text:style-name="P15"><text:span text:style-name="T6"><text:tab/></text:span><text:span text:style-name="T6">return the fixed up tree</text:span></text:p>
            <text:p text:style-name="P8"><text:span text:style-name="T6">Induction:</text:span></text:p>
            <text:p text:style-name="P15"><text:span text:style-name="T6"><text:tab/></text:span><text:span text:style-name="T6">If T has label y at root, delete x from left|right subtree if x&lt;y|x&gt;y. Replace left|right reference by returned tree. Return root.</text:span></text:p>
          </draw:text-box>
        </draw:frame>
        <presentation:notes draw:style-name="dp2">
          <draw:page-thumbnail draw:style-name="gr1" draw:layer="layout" svg:width="12.551cm" svg:height="9.67cm" svg:x="3.423cm" svg:y="1.959cm" draw:page-number="72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Fixup (Deletemin)" draw:style-name="dp1" draw:master-page-name="Default" presentation:presentation-page-layout-name="AL2T1">
        <draw:frame presentation:style-name="pr6" draw:text-style-name="P2" draw:layer="layout" svg:width="22.86cm" svg:height="3.176cm" svg:x="1.27cm" svg:y="0.771cm" presentation:class="title" presentation:user-transformed="true">
          <draw:text-box>
            <text:p text:style-name="P1"><text:span text:style-name="T6">Fixup (Deletemin)</text:span></text:p>
          </draw:text-box>
        </draw:frame>
        <draw:frame presentation:style-name="pr7" draw:text-style-name="P5" draw:layer="layout" svg:width="22.86cm" svg:height="12.586cm" svg:x="1.27cm" svg:y="4.444cm" presentation:class="outline" presentation:user-transformed="true">
          <draw:text-box>
            <text:p text:style-name="P8"><text:span text:style-name="T6">If we need to delete the root of T, if it has one null subtree, just return the other subtree</text:span></text:p>
            <text:p text:style-name="P8"><text:span text:style-name="T6">Otherwise, find the least element in the right subtree (traverse leftmost path) move it to root.</text:span></text:p>
          </draw:text-box>
        </draw:frame>
        <presentation:notes draw:style-name="dp2">
          <draw:page-thumbnail draw:style-name="gr1" draw:layer="layout" svg:width="12.551cm" svg:height="9.67cm" svg:x="3.423cm" svg:y="1.959cm" draw:page-number="73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Node class" draw:style-name="dp1" draw:master-page-name="Default" presentation:presentation-page-layout-name="AL2T1">
        <draw:frame presentation:style-name="pr8" draw:text-style-name="P2" draw:layer="layout" svg:width="24.681cm" svg:height="3.211cm" svg:x="-0.001cm" svg:y="0.847cm" presentation:class="title" presentation:user-transformed="true">
          <draw:text-box>
            <text:p text:style-name="P1">Node class</text:p>
          </draw:text-box>
        </draw:frame>
        <draw:frame presentation:style-name="pr13" draw:text-style-name="P5" draw:layer="layout" svg:width="24.712cm" svg:height="13.344cm" svg:x="0.375cm" svg:y="4.021cm" presentation:class="outline" presentation:user-transformed="true">
          <draw:text-box>
            <text:p text:style-name="P8">private static class Node {</text:p>
            <text:p text:style-name="P15"><text:tab/>Object element;</text:p>
            <text:p text:style-name="P15"><text:tab/>Node left = null, right = null, parent;</text:p>
            <text:p text:style-name="P15"><text:tab/>Node (Object element, Node parent) {</text:p>
            <text:p text:style-name="P15"><text:tab/><text:tab/>this.element = element;</text:p>
            <text:p text:style-name="P15"><text:tab/><text:tab/>this.parent = parent;</text:p>
            <text:p text:style-name="P15"><text:tab/>}</text:p>
            <text:p text:style-name="P8">}</text:p>
          </draw:text-box>
        </draw:frame>
        <presentation:notes draw:style-name="dp2">
          <draw:page-thumbnail draw:style-name="gr1" draw:layer="layout" svg:width="12.551cm" svg:height="9.67cm" svg:x="3.423cm" svg:y="1.959cm" draw:page-number="74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Example" draw:style-name="dp1" draw:master-page-name="Default" presentation:presentation-page-layout-name="AL3T19">
        <draw:frame presentation:style-name="pr14" draw:text-style-name="P2" draw:layer="layout" svg:width="24.681cm" svg:height="1.997cm" svg:x="0.374cm" svg:y="0.801cm" presentation:class="title" presentation:user-transformed="true">
          <draw:text-box>
            <text:p text:style-name="P1">Example</text:p>
          </draw:text-box>
        </draw:frame>
        <draw:g xml:id="id63" draw:id="id63">
          <draw:custom-shape draw:style-name="gr8" draw:text-style-name="P6" draw:layer="layout" svg:width="2.434cm" svg:height="1.438cm" svg:x="14.711cm" svg:y="5.71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2.435cm" svg:height="1.438cm" svg:x="12.276cm" svg:y="5.71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2.434cm" svg:height="1.438cm" svg:x="9.842cm" svg:y="5.71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2.434cm" svg:height="1.438cm" svg:x="7.408cm" svg:y="5.71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7" draw:layer="layout" svg:x1="7.408cm" svg:y1="5.715cm" svg:x2="9.842cm" svg:y2="5.715cm">
            <text:p/>
          </draw:line>
          <draw:line draw:style-name="gr9" draw:text-style-name="P7" draw:layer="layout" svg:x1="7.408cm" svg:y1="7.153cm" svg:x2="17.145cm" svg:y2="7.153cm">
            <text:p/>
          </draw:line>
          <draw:line draw:style-name="gr9" draw:text-style-name="P7" draw:layer="layout" svg:x1="7.408cm" svg:y1="5.715cm" svg:x2="7.408cm" svg:y2="7.153cm">
            <text:p/>
          </draw:line>
          <draw:line draw:style-name="gr4" draw:text-style-name="P7" draw:layer="layout" svg:x1="9.842cm" svg:y1="5.715cm" svg:x2="9.842cm" svg:y2="7.153cm">
            <text:p/>
          </draw:line>
          <draw:line draw:style-name="gr4" draw:text-style-name="P7" draw:layer="layout" svg:x1="12.276cm" svg:y1="5.715cm" svg:x2="12.276cm" svg:y2="7.153cm">
            <text:p/>
          </draw:line>
          <draw:line draw:style-name="gr4" draw:text-style-name="P7" draw:layer="layout" svg:x1="14.711cm" svg:y1="5.715cm" svg:x2="14.711cm" svg:y2="7.153cm">
            <text:p/>
          </draw:line>
          <draw:line draw:style-name="gr9" draw:text-style-name="P7" draw:layer="layout" svg:x1="17.145cm" svg:y1="5.715cm" svg:x2="17.145cm" svg:y2="7.153cm">
            <text:p/>
          </draw:line>
          <draw:line draw:style-name="gr9" draw:text-style-name="P7" draw:layer="layout" svg:x1="9.842cm" svg:y1="5.715cm" svg:x2="17.145cm" svg:y2="5.715cm">
            <text:p/>
          </draw:line>
        </draw:g>
        <draw:custom-shape draw:style-name="gr3" draw:text-style-name="P6" xml:id="id64" draw:id="id64" draw:layer="layout" svg:width="3.182cm" svg:height="1.197cm" svg:x="6.774cm" svg:y="4.233cm">
          <text:p text:style-name="P1"><text:span text:style-name="T3">element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xml:id="id65" draw:id="id65" draw:layer="layout" svg:width="1.632cm" svg:height="1.197cm" svg:x="10.374cm" svg:y="4.233cm">
          <text:p text:style-name="P1"><text:span text:style-name="T3">left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xml:id="id66" draw:id="id66" draw:layer="layout" svg:width="2.106cm" svg:height="1.197cm" svg:x="12.489cm" svg:y="4.233cm">
          <text:p text:style-name="P1"><text:span text:style-name="T3">right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xml:id="id67" draw:id="id67" draw:layer="layout" svg:width="2.623cm" svg:height="1.197cm" svg:x="15.028cm" svg:y="4.233cm">
          <text:p text:style-name="P1"><text:span text:style-name="T3">parent</text:span></text:p>
          <draw:enhanced-geometry svg:viewBox="0 0 21600 21600" draw:type="mso-spt202" draw:enhanced-path="M 0 0 L 21600 0 21600 21600 0 21600 0 0 Z N"/>
        </draw:custom-shape>
        <draw:g>
          <draw:custom-shape draw:style-name="gr2" draw:text-style-name="P6" draw:layer="layout" svg:width="1.905cm" svg:height="1.694cm" svg:x="1.482cm" svg:y="5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869cm" svg:height="1.197cm" svg:x="1.016cm" svg:y="4.233cm">
            <text:p text:style-name="P1"><text:span text:style-name="T3">root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6" draw:layer="layout" svg:width="1.904cm" svg:height="1.693cm" svg:x="21.422cm" svg:y="5.8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823cm" svg:height="1.197cm" svg:x="20.956cm" svg:y="4.445cm">
            <text:p text:style-name="P1"><text:span text:style-name="T3">size</text:span></text:p>
            <draw:enhanced-geometry svg:viewBox="0 0 21600 21600" draw:type="mso-spt202" draw:enhanced-path="M 0 0 L 21600 0 21600 21600 0 21600 0 0 Z N"/>
          </draw:custom-shape>
        </draw:g>
        <draw:g>
          <draw:line draw:style-name="gr10" draw:text-style-name="P7" draw:layer="layout" svg:x1="2.54cm" svg:y1="6.35cm" svg:x2="7.408cm" svg:y2="6.35cm">
            <text:p/>
          </draw:line>
          <draw:custom-shape draw:style-name="gr3" draw:text-style-name="P6" draw:layer="layout" svg:width="1.916cm" svg:height="1.197cm" svg:x="7.577cm" svg:y="5.715cm">
            <text:p text:style-name="P1"><text:span text:style-name="T3">Eric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1.014cm" svg:height="1.303cm" svg:x="10.721cm" svg:y="5.6cm">
            <text:p text:style-name="P16"><text:span text:style-name="T15">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1.014cm" svg:height="1.303cm" svg:x="13.039cm" svg:y="5.715cm">
            <text:p text:style-name="P16"><text:span text:style-name="T15">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1.014cm" svg:height="1.303cm" svg:x="15.421cm" svg:y="5.715cm">
            <text:p text:style-name="P16"><text:span text:style-name="T15">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0.925cm" svg:height="1.197cm" svg:x="21.807cm" svg:y="5.944cm">
            <text:p text:style-name="P1"><text:span text:style-name="T3">1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6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6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6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6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75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3T19">
        <draw:frame presentation:style-name="pr14" draw:text-style-name="P2" draw:layer="layout" svg:width="24.681cm" svg:height="1.997cm" svg:x="0.374cm" svg:y="0.801cm" presentation:class="title" presentation:user-transformed="true">
          <draw:text-box>
            <text:p text:style-name="P1">Example</text:p>
          </draw:text-box>
        </draw:frame>
        <draw:g xml:id="id68" draw:id="id68">
          <draw:custom-shape draw:style-name="gr8" draw:text-style-name="P6" draw:layer="layout" svg:width="2.434cm" svg:height="1.438cm" svg:x="14.711cm" svg:y="5.71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2.435cm" svg:height="1.438cm" svg:x="12.276cm" svg:y="5.71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2.434cm" svg:height="1.438cm" svg:x="9.842cm" svg:y="5.71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2.434cm" svg:height="1.438cm" svg:x="7.408cm" svg:y="5.71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7" draw:layer="layout" svg:x1="7.408cm" svg:y1="5.715cm" svg:x2="9.842cm" svg:y2="5.715cm">
            <text:p/>
          </draw:line>
          <draw:line draw:style-name="gr9" draw:text-style-name="P7" draw:layer="layout" svg:x1="7.408cm" svg:y1="7.153cm" svg:x2="17.145cm" svg:y2="7.153cm">
            <text:p/>
          </draw:line>
          <draw:line draw:style-name="gr9" draw:text-style-name="P7" draw:layer="layout" svg:x1="7.408cm" svg:y1="5.715cm" svg:x2="7.408cm" svg:y2="7.153cm">
            <text:p/>
          </draw:line>
          <draw:line draw:style-name="gr4" draw:text-style-name="P7" draw:layer="layout" svg:x1="9.842cm" svg:y1="5.715cm" svg:x2="9.842cm" svg:y2="7.153cm">
            <text:p/>
          </draw:line>
          <draw:line draw:style-name="gr4" draw:text-style-name="P7" draw:layer="layout" svg:x1="12.276cm" svg:y1="5.715cm" svg:x2="12.276cm" svg:y2="7.153cm">
            <text:p/>
          </draw:line>
          <draw:line draw:style-name="gr4" draw:text-style-name="P7" draw:layer="layout" svg:x1="14.711cm" svg:y1="5.715cm" svg:x2="14.711cm" svg:y2="7.153cm">
            <text:p/>
          </draw:line>
          <draw:line draw:style-name="gr9" draw:text-style-name="P7" draw:layer="layout" svg:x1="17.145cm" svg:y1="5.715cm" svg:x2="17.145cm" svg:y2="7.153cm">
            <text:p/>
          </draw:line>
          <draw:line draw:style-name="gr9" draw:text-style-name="P7" draw:layer="layout" svg:x1="9.842cm" svg:y1="5.715cm" svg:x2="17.145cm" svg:y2="5.715cm">
            <text:p/>
          </draw:line>
        </draw:g>
        <draw:custom-shape draw:style-name="gr3" draw:text-style-name="P6" xml:id="id72" draw:id="id72" draw:layer="layout" svg:width="3.182cm" svg:height="1.197cm" svg:x="6.774cm" svg:y="4.233cm">
          <text:p text:style-name="P1"><text:span text:style-name="T3">element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xml:id="id73" draw:id="id73" draw:layer="layout" svg:width="1.632cm" svg:height="1.197cm" svg:x="10.374cm" svg:y="4.233cm">
          <text:p text:style-name="P1"><text:span text:style-name="T3">left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xml:id="id74" draw:id="id74" draw:layer="layout" svg:width="2.106cm" svg:height="1.197cm" svg:x="12.489cm" svg:y="4.233cm">
          <text:p text:style-name="P1"><text:span text:style-name="T3">right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xml:id="id75" draw:id="id75" draw:layer="layout" svg:width="2.623cm" svg:height="1.197cm" svg:x="15.028cm" svg:y="4.233cm">
          <text:p text:style-name="P1"><text:span text:style-name="T3">parent</text:span></text:p>
          <draw:enhanced-geometry svg:viewBox="0 0 21600 21600" draw:type="mso-spt202" draw:enhanced-path="M 0 0 L 21600 0 21600 21600 0 21600 0 0 Z N"/>
        </draw:custom-shape>
        <draw:g>
          <draw:custom-shape draw:style-name="gr2" draw:text-style-name="P6" draw:layer="layout" svg:width="1.905cm" svg:height="1.694cm" svg:x="1.482cm" svg:y="5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869cm" svg:height="1.197cm" svg:x="1.016cm" svg:y="4.233cm">
            <text:p text:style-name="P1"><text:span text:style-name="T3">root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6" draw:layer="layout" svg:width="1.904cm" svg:height="1.693cm" svg:x="21.422cm" svg:y="5.8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823cm" svg:height="1.197cm" svg:x="20.956cm" svg:y="4.445cm">
            <text:p text:style-name="P1"><text:span text:style-name="T3">size</text:span></text:p>
            <draw:enhanced-geometry svg:viewBox="0 0 21600 21600" draw:type="mso-spt202" draw:enhanced-path="M 0 0 L 21600 0 21600 21600 0 21600 0 0 Z N"/>
          </draw:custom-shape>
        </draw:g>
        <draw:line draw:style-name="gr10" draw:text-style-name="P7" draw:layer="layout" svg:x1="2.54cm" svg:y1="6.35cm" svg:x2="7.408cm" svg:y2="6.35cm">
          <text:p/>
        </draw:line>
        <draw:g>
          <draw:custom-shape draw:style-name="gr3" draw:text-style-name="P6" draw:layer="layout" svg:width="1.916cm" svg:height="1.197cm" svg:x="7.577cm" svg:y="5.715cm">
            <text:p text:style-name="P1"><text:span text:style-name="T3">Eric</text:span></text:p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0.511cm" svg:height="1.27cm" svg:x="10.751cm" svg:y="5.618cm">
            <text:p/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0.512cm" svg:height="1.27cm" svg:x="13.07cm" svg:y="5.733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1.014cm" svg:height="1.303cm" svg:x="15.421cm" svg:y="5.715cm">
            <text:p text:style-name="P16"><text:span text:style-name="T15"></text:span></text:p>
            <draw:enhanced-geometry svg:viewBox="0 0 21600 21600" draw:type="mso-spt202" draw:enhanced-path="M 0 0 L 21600 0 21600 21600 0 21600 0 0 Z N"/>
          </draw:custom-shape>
        </draw:g>
        <draw:custom-shape draw:style-name="gr3" draw:text-style-name="P6" draw:layer="layout" svg:width="0.925cm" svg:height="1.197cm" svg:x="21.807cm" svg:y="5.944cm">
          <text:p text:style-name="P1"><text:span text:style-name="T3">4</text:span></text:p>
          <draw:enhanced-geometry svg:viewBox="0 0 21600 21600" draw:type="mso-spt202" draw:enhanced-path="M 0 0 L 21600 0 21600 21600 0 21600 0 0 Z N"/>
        </draw:custom-shape>
        <draw:g xml:id="id69" draw:id="id69">
          <draw:custom-shape draw:style-name="gr8" draw:text-style-name="P6" draw:layer="layout" svg:width="2.434cm" svg:height="1.438cm" svg:x="8.361cm" svg:y="9.94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2.435cm" svg:height="1.438cm" svg:x="5.926cm" svg:y="9.94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2.434cm" svg:height="1.438cm" svg:x="3.492cm" svg:y="9.94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2.434cm" svg:height="1.438cm" svg:x="1.058cm" svg:y="9.94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7" draw:layer="layout" svg:x1="1.058cm" svg:y1="9.948cm" svg:x2="3.492cm" svg:y2="9.948cm">
            <text:p/>
          </draw:line>
          <draw:line draw:style-name="gr9" draw:text-style-name="P7" draw:layer="layout" svg:x1="1.058cm" svg:y1="11.386cm" svg:x2="10.795cm" svg:y2="11.386cm">
            <text:p/>
          </draw:line>
          <draw:line draw:style-name="gr9" draw:text-style-name="P7" draw:layer="layout" svg:x1="1.058cm" svg:y1="9.948cm" svg:x2="1.058cm" svg:y2="11.386cm">
            <text:p/>
          </draw:line>
          <draw:line draw:style-name="gr4" draw:text-style-name="P7" draw:layer="layout" svg:x1="3.492cm" svg:y1="9.948cm" svg:x2="3.492cm" svg:y2="11.386cm">
            <text:p/>
          </draw:line>
          <draw:line draw:style-name="gr4" draw:text-style-name="P7" draw:layer="layout" svg:x1="5.926cm" svg:y1="9.948cm" svg:x2="5.926cm" svg:y2="11.386cm">
            <text:p/>
          </draw:line>
          <draw:line draw:style-name="gr4" draw:text-style-name="P7" draw:layer="layout" svg:x1="8.361cm" svg:y1="9.948cm" svg:x2="8.361cm" svg:y2="11.386cm">
            <text:p/>
          </draw:line>
          <draw:line draw:style-name="gr9" draw:text-style-name="P7" draw:layer="layout" svg:x1="10.795cm" svg:y1="9.948cm" svg:x2="10.795cm" svg:y2="11.386cm">
            <text:p/>
          </draw:line>
          <draw:line draw:style-name="gr9" draw:text-style-name="P7" draw:layer="layout" svg:x1="3.492cm" svg:y1="9.948cm" svg:x2="10.795cm" svg:y2="9.948cm">
            <text:p/>
          </draw:line>
        </draw:g>
        <draw:g>
          <draw:custom-shape draw:style-name="gr3" draw:text-style-name="P6" draw:layer="layout" svg:width="2.386cm" svg:height="1.197cm" svg:x="1.06cm" svg:y="10.063cm">
            <text:p text:style-name="P1"><text:span text:style-name="T3">Allen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1.014cm" svg:height="1.303cm" svg:x="4.202cm" svg:y="9.948cm">
            <text:p text:style-name="P16"><text:span text:style-name="T15">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1.014cm" svg:height="1.303cm" svg:x="6.521cm" svg:y="10.063cm">
            <text:p text:style-name="P16"><text:span text:style-name="T15"></text:span></text:p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0.511cm" svg:height="1.27cm" svg:x="8.934cm" svg:y="10.081cm">
            <text:p/>
            <draw:enhanced-geometry svg:viewBox="0 0 21600 21600" draw:type="mso-spt202" draw:enhanced-path="M 0 0 L 21600 0 21600 21600 0 21600 0 0 Z N"/>
          </draw:custom-shape>
        </draw:g>
        <draw:g xml:id="id70" draw:id="id70">
          <draw:custom-shape draw:style-name="gr8" draw:text-style-name="P6" draw:layer="layout" svg:width="2.698cm" svg:height="1.693cm" svg:x="20.585cm" svg:y="10.1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2.699cm" svg:height="1.693cm" svg:x="17.886cm" svg:y="10.1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799cm" svg:height="1.693cm" svg:x="16.087cm" svg:y="10.1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3.599cm" svg:height="1.693cm" svg:x="12.488cm" svg:y="10.16cm">
            <text:p/>
            <draw:enhanced-geometry svg:viewBox="0 0 21600 21600" draw:type="rectangle" draw:enhanced-path="M 0 0 L 21600 0 21600 21600 0 21600 0 0 Z N"/>
          </draw:custom-shape>
          <draw:line draw:style-name="gr4" draw:text-style-name="P7" draw:layer="layout" svg:x1="12.488cm" svg:y1="10.16cm" svg:x2="16.087cm" svg:y2="10.16cm">
            <text:p/>
          </draw:line>
          <draw:line draw:style-name="gr9" draw:text-style-name="P7" draw:layer="layout" svg:x1="12.488cm" svg:y1="11.853cm" svg:x2="23.283cm" svg:y2="11.853cm">
            <text:p/>
          </draw:line>
          <draw:line draw:style-name="gr9" draw:text-style-name="P7" draw:layer="layout" svg:x1="12.488cm" svg:y1="10.16cm" svg:x2="12.488cm" svg:y2="11.853cm">
            <text:p/>
          </draw:line>
          <draw:line draw:style-name="gr4" draw:text-style-name="P7" draw:layer="layout" svg:x1="16.087cm" svg:y1="10.16cm" svg:x2="16.087cm" svg:y2="11.853cm">
            <text:p/>
          </draw:line>
          <draw:line draw:style-name="gr4" draw:text-style-name="P7" draw:layer="layout" svg:x1="17.886cm" svg:y1="10.16cm" svg:x2="17.886cm" svg:y2="11.853cm">
            <text:p/>
          </draw:line>
          <draw:line draw:style-name="gr4" draw:text-style-name="P7" draw:layer="layout" svg:x1="20.585cm" svg:y1="10.16cm" svg:x2="20.585cm" svg:y2="11.853cm">
            <text:p/>
          </draw:line>
          <draw:line draw:style-name="gr9" draw:text-style-name="P7" draw:layer="layout" svg:x1="23.283cm" svg:y1="10.16cm" svg:x2="23.283cm" svg:y2="11.853cm">
            <text:p/>
          </draw:line>
          <draw:line draw:style-name="gr9" draw:text-style-name="P7" draw:layer="layout" svg:x1="16.087cm" svg:y1="10.16cm" svg:x2="23.283cm" svg:y2="10.16cm">
            <text:p/>
          </draw:line>
        </draw:g>
        <draw:g>
          <draw:custom-shape draw:style-name="gr3" draw:text-style-name="P6" draw:layer="layout" svg:width="3.279cm" svg:height="1.197cm" svg:x="12.765cm" svg:y="10.274cm">
            <text:p text:style-name="P1"><text:span text:style-name="T14">Soumya</text:span></text:p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0.511cm" svg:height="1.269cm" svg:x="15.937cm" svg:y="10.178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1.014cm" svg:height="1.303cm" svg:x="18.225cm" svg:y="10.274cm">
            <text:p text:style-name="P16"><text:span text:style-name="T15"></text:span></text:p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0.511cm" svg:height="1.269cm" svg:x="20.638cm" svg:y="10.292cm">
            <text:p/>
            <draw:enhanced-geometry svg:viewBox="0 0 21600 21600" draw:type="mso-spt202" draw:enhanced-path="M 0 0 L 21600 0 21600 21600 0 21600 0 0 Z N"/>
          </draw:custom-shape>
        </draw:g>
        <draw:g xml:id="id71" draw:id="id71">
          <draw:custom-shape draw:style-name="gr8" draw:text-style-name="P6" draw:layer="layout" svg:width="2.433cm" svg:height="1.438cm" svg:x="17.039cm" svg:y="15.02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2.434cm" svg:height="1.438cm" svg:x="14.604cm" svg:y="15.02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2.433cm" svg:height="1.438cm" svg:x="12.17cm" svg:y="15.02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2.433cm" svg:height="1.438cm" svg:x="9.737cm" svg:y="15.02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7" draw:layer="layout" svg:x1="9.737cm" svg:y1="15.028cm" svg:x2="12.17cm" svg:y2="15.028cm">
            <text:p/>
          </draw:line>
          <draw:line draw:style-name="gr9" draw:text-style-name="P7" draw:layer="layout" svg:x1="9.737cm" svg:y1="16.466cm" svg:x2="19.473cm" svg:y2="16.466cm">
            <text:p/>
          </draw:line>
          <draw:line draw:style-name="gr9" draw:text-style-name="P7" draw:layer="layout" svg:x1="9.737cm" svg:y1="15.028cm" svg:x2="9.737cm" svg:y2="16.466cm">
            <text:p/>
          </draw:line>
          <draw:line draw:style-name="gr4" draw:text-style-name="P7" draw:layer="layout" svg:x1="12.17cm" svg:y1="15.028cm" svg:x2="12.17cm" svg:y2="16.466cm">
            <text:p/>
          </draw:line>
          <draw:line draw:style-name="gr4" draw:text-style-name="P7" draw:layer="layout" svg:x1="14.604cm" svg:y1="15.028cm" svg:x2="14.604cm" svg:y2="16.466cm">
            <text:p/>
          </draw:line>
          <draw:line draw:style-name="gr4" draw:text-style-name="P7" draw:layer="layout" svg:x1="17.039cm" svg:y1="15.028cm" svg:x2="17.039cm" svg:y2="16.466cm">
            <text:p/>
          </draw:line>
          <draw:line draw:style-name="gr9" draw:text-style-name="P7" draw:layer="layout" svg:x1="19.473cm" svg:y1="15.028cm" svg:x2="19.473cm" svg:y2="16.466cm">
            <text:p/>
          </draw:line>
          <draw:line draw:style-name="gr9" draw:text-style-name="P7" draw:layer="layout" svg:x1="12.17cm" svg:y1="15.028cm" svg:x2="19.472cm" svg:y2="15.028cm">
            <text:p/>
          </draw:line>
        </draw:g>
        <draw:g>
          <draw:custom-shape draw:style-name="gr3" draw:text-style-name="P6" draw:layer="layout" svg:width="2.009cm" svg:height="1.197cm" svg:x="10.163cm" svg:y="15.143cm">
            <text:p text:style-name="P1"><text:span text:style-name="T3">Jack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1.014cm" svg:height="1.303cm" svg:x="13.304cm" svg:y="15.028cm">
            <text:p text:style-name="P16"><text:span text:style-name="T15">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1.014cm" svg:height="1.303cm" svg:x="15.623cm" svg:y="15.143cm">
            <text:p text:style-name="P16"><text:span text:style-name="T15"></text:span></text:p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0.511cm" svg:height="1.27cm" svg:x="18.036cm" svg:y="15.161cm">
            <text:p/>
            <draw:enhanced-geometry svg:viewBox="0 0 21600 21600" draw:type="mso-spt202" draw:enhanced-path="M 0 0 L 21600 0 21600 21600 0 21600 0 0 Z N"/>
          </draw:custom-shape>
        </draw:g>
        <draw:line draw:style-name="gr10" draw:text-style-name="P7" draw:layer="layout" svg:x1="10.795cm" svg:y1="6.562cm" svg:x2="5.927cm" svg:y2="9.737cm">
          <text:p/>
        </draw:line>
        <draw:line draw:style-name="gr10" draw:text-style-name="P7" draw:layer="layout" svg:x1="9.525cm" svg:y1="10.582cm" svg:x2="11.642cm" svg:y2="7.619cm">
          <text:p/>
        </draw:line>
        <draw:line draw:style-name="gr10" draw:text-style-name="P7" draw:layer="layout" svg:x1="13.547cm" svg:y1="6.35cm" svg:x2="16.722cm" svg:y2="9.737cm">
          <text:p/>
        </draw:line>
        <draw:line draw:style-name="gr10" draw:text-style-name="P7" draw:layer="layout" svg:x1="16.933cm" svg:y1="11.218cm" svg:x2="13.123cm" svg:y2="14.817cm">
          <text:p/>
        </draw:line>
        <draw:line draw:style-name="gr10" draw:text-style-name="P7" draw:layer="layout" svg:x1="21.801cm" svg:y1="10.794cm" svg:x2="16.086cm" svg:y2="7.619cm">
          <text:p/>
        </draw:line>
        <draw:line draw:style-name="gr10" draw:text-style-name="P7" draw:layer="layout" svg:x1="18.415cm" svg:y1="15.662cm" svg:x2="19.473cm" svg:y2="12.487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6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6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7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7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7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7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7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76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Runtime depends on the tree" draw:style-name="dp1" draw:master-page-name="Default" presentation:presentation-page-layout-name="AL3T19">
        <draw:frame presentation:style-name="pr6" draw:text-style-name="P2" draw:layer="layout" svg:width="22.86cm" svg:height="3.176cm" svg:x="1.27cm" svg:y="0.771cm" presentation:class="title" presentation:user-transformed="true">
          <draw:text-box>
            <text:p text:style-name="P1">Runtime depends on the tree</text:p>
          </draw:text-box>
        </draw:frame>
        <draw:g xml:id="id77" draw:id="id77">
          <draw:custom-shape draw:style-name="gr3" draw:text-style-name="P6" draw:layer="layout" svg:width="1.349cm" svg:height="1.197cm" svg:x="5.463cm" svg:y="6.888cm">
            <text:p text:style-name="P1"><text:span text:style-name="T3">50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1.349cm" svg:height="1.197cm" svg:x="2.121cm" svg:y="9.102cm">
            <text:p text:style-name="P1"><text:span text:style-name="T3">10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1.349cm" svg:height="1.197cm" svg:x="4.873cm" svg:y="11.43cm">
            <text:p text:style-name="P1"><text:span text:style-name="T3">20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1.349cm" svg:height="1.197cm" svg:x="7.836cm" svg:y="13.547cm">
            <text:p text:style-name="P1"><text:span text:style-name="T3">30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1.349cm" svg:height="1.197cm" svg:x="5.296cm" svg:y="16.087cm">
            <text:p text:style-name="P1"><text:span text:style-name="T3">25</text:span></text:p>
            <draw:enhanced-geometry svg:viewBox="0 0 21600 21600" draw:type="mso-spt202" draw:enhanced-path="M 0 0 L 21600 0 21600 21600 0 21600 0 0 Z N"/>
          </draw:custom-shape>
          <draw:line draw:style-name="gr4" draw:text-style-name="P7" draw:layer="layout" svg:x1="5.927cm" svg:y1="8.043cm" svg:x2="3.387cm" svg:y2="9.525cm">
            <text:p/>
          </draw:line>
          <draw:line draw:style-name="gr4" draw:text-style-name="P7" draw:layer="layout" svg:x1="5.079cm" svg:y1="11.642cm" svg:x2="2.962cm" svg:y2="10.372cm">
            <text:p/>
          </draw:line>
          <draw:line draw:style-name="gr4" draw:text-style-name="P7" draw:layer="layout" svg:x1="8.043cm" svg:y1="13.758cm" svg:x2="5.927cm" svg:y2="12.488cm">
            <text:p/>
          </draw:line>
          <draw:line draw:style-name="gr4" draw:text-style-name="P7" draw:layer="layout" svg:x1="8.467cm" svg:y1="14.817cm" svg:x2="6.773cm" svg:y2="16.298cm">
            <text:p/>
          </draw:line>
        </draw:g>
        <draw:g xml:id="id80" draw:id="id80">
          <draw:custom-shape draw:style-name="gr3" draw:text-style-name="P6" draw:layer="layout" svg:width="1.349cm" svg:height="1.197cm" svg:x="17.528cm" svg:y="7.311cm">
            <text:p text:style-name="P1"><text:span text:style-name="T3">25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1.349cm" svg:height="1.197cm" svg:x="14.186cm" svg:y="9.525cm">
            <text:p text:style-name="P1"><text:span text:style-name="T3">20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1.349cm" svg:height="1.197cm" svg:x="20.324cm" svg:y="9.525cm">
            <text:p text:style-name="P1"><text:span text:style-name="T3">30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1.349cm" svg:height="1.197cm" svg:x="22.988cm" svg:y="11.642cm">
            <text:p text:style-name="P1"><text:span text:style-name="T3">50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1.349cm" svg:height="1.197cm" svg:x="11.858cm" svg:y="11.853cm">
            <text:p text:style-name="P1"><text:span text:style-name="T3">10</text:span></text:p>
            <draw:enhanced-geometry svg:viewBox="0 0 21600 21600" draw:type="mso-spt202" draw:enhanced-path="M 0 0 L 21600 0 21600 21600 0 21600 0 0 Z N"/>
          </draw:custom-shape>
          <draw:line draw:style-name="gr4" draw:text-style-name="P7" draw:layer="layout" svg:x1="17.992cm" svg:y1="8.467cm" svg:x2="15.452cm" svg:y2="9.948cm">
            <text:p/>
          </draw:line>
          <draw:line draw:style-name="gr4" draw:text-style-name="P7" draw:layer="layout" svg:x1="20.531cm" svg:y1="9.737cm" svg:x2="18.414cm" svg:y2="8.467cm">
            <text:p/>
          </draw:line>
          <draw:line draw:style-name="gr4" draw:text-style-name="P7" draw:layer="layout" svg:x1="23.194cm" svg:y1="11.853cm" svg:x2="21.077cm" svg:y2="10.583cm">
            <text:p/>
          </draw:line>
          <draw:line draw:style-name="gr4" draw:text-style-name="P7" draw:layer="layout" svg:x1="15.027cm" svg:y1="10.583cm" svg:x2="13.334cm" svg:y2="12.065cm">
            <text:p/>
          </draw:line>
        </draw:g>
        <draw:custom-shape draw:style-name="gr3" draw:text-style-name="P6" xml:id="id76" draw:id="id76" draw:layer="layout" svg:width="6.429cm" svg:height="1.197cm" svg:x="2.5cm" svg:y="5.406cm">
          <text:p text:style-name="P1"><text:span text:style-name="T3">50, 10, 20, 30, 2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xml:id="id79" draw:id="id79" draw:layer="layout" svg:width="6.429cm" svg:height="1.197cm" svg:x="14.821cm" svg:y="5.503cm">
          <text:p text:style-name="P1"><text:span text:style-name="T3">25, 20, 30, 10, 5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xml:id="id78" draw:id="id78" draw:layer="layout" svg:width="2.64cm" svg:height="1.515cm" svg:x="2.285cm" svg:y="14.023cm">
          <text:p text:style-name="P1"><text:span text:style-name="T5">O(n)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xml:id="id81" draw:id="id81" draw:layer="layout" svg:width="4.371cm" svg:height="1.515cm" svg:x="17.143cm" svg:y="13.335cm">
          <text:p text:style-name="P1"><text:span text:style-name="T5">O(log n)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7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7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7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7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8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77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Deletion: Two children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8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2.204cm" svg:height="1.515cm" svg:x="19.05cm" svg:y="12.488cm">
          <text:p text:style-name="P1"><text:span text:style-name="T5">10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2.161cm" svg:height="1.515cm" svg:x="18.489cm" svg:y="8.043cm">
          <text:p text:style-name="P1"><text:span text:style-name="T5">11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141cm" svg:y="10.372cm">
          <text:p text:style-name="P1"><text:span text:style-name="T5">90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19.315cm" svg:y1="9.525cm" svg:x2="17.621cm" svg:y2="10.795cm">
          <text:p/>
        </draw:line>
        <draw:line draw:style-name="gr4" draw:text-style-name="P7" draw:layer="layout" svg:x1="17.568cm" svg:y1="11.642cm" svg:x2="19.685cm" svg:y2="12.7cm">
          <text:p/>
        </draw:line>
        <draw:custom-shape draw:style-name="gr2" draw:text-style-name="P6" draw:layer="layout" svg:width="1.693cm" svg:height="1.481cm" svg:x="-10.16cm" svg:y="19.89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6" draw:layer="layout" svg:width="0.511cm" svg:height="1.27cm" svg:x="14.773cm" svg:y="16.836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551cm" svg:height="9.67cm" svg:x="3.423cm" svg:y="1.959cm" draw:page-number="78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Deletion: Two children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12">8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2.204cm" svg:height="1.515cm" svg:x="19.05cm" svg:y="12.488cm">
          <text:p text:style-name="P1"><text:span text:style-name="T5">10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2.161cm" svg:height="1.515cm" svg:x="18.489cm" svg:y="8.043cm">
          <text:p text:style-name="P1"><text:span text:style-name="T5">11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141cm" svg:y="10.372cm">
          <text:p text:style-name="P1"><text:span text:style-name="T5">90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19.315cm" svg:y1="9.525cm" svg:x2="17.621cm" svg:y2="10.795cm">
          <text:p/>
        </draw:line>
        <draw:line draw:style-name="gr4" draw:text-style-name="P7" draw:layer="layout" svg:x1="17.568cm" svg:y1="11.642cm" svg:x2="19.685cm" svg:y2="12.7cm">
          <text:p/>
        </draw:line>
        <draw:custom-shape draw:style-name="gr2" draw:text-style-name="P6" draw:layer="layout" svg:width="1.693cm" svg:height="1.481cm" svg:x="-10.16cm" svg:y="19.89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6" draw:layer="layout" svg:width="0.511cm" svg:height="1.27cm" svg:x="14.773cm" svg:y="16.836cm">
          <text:p/>
          <draw:enhanced-geometry svg:viewBox="0 0 21600 21600" draw:type="mso-spt202" draw:enhanced-path="M 0 0 L 21600 0 21600 21600 0 21600 0 0 Z N"/>
        </draw:custom-shape>
        <draw:g xml:id="id82" draw:id="id82">
          <draw:custom-shape draw:style-name="gr3" draw:text-style-name="P6" draw:layer="layout" svg:width="0.925cm" svg:height="1.197cm" svg:x="7.581cm" svg:y="4.983cm">
            <text:p text:style-name="P1"><text:span text:style-name="T16">p</text:span></text:p>
            <draw:enhanced-geometry svg:viewBox="0 0 21600 21600" draw:type="mso-spt202" draw:enhanced-path="M 0 0 L 21600 0 21600 21600 0 21600 0 0 Z N"/>
          </draw:custom-shape>
          <draw:line draw:style-name="gr7" draw:text-style-name="P7" draw:layer="layout" svg:x1="8.467cm" svg:y1="5.715cm" svg:x2="11.853cm" svg:y2="5.715cm">
            <text:p/>
          </draw:line>
        </draw:g>
        <draw:g xml:id="id83" draw:id="id83">
          <draw:custom-shape draw:style-name="gr3" draw:text-style-name="P6" draw:layer="layout" svg:width="0.832cm" svg:height="1.197cm" svg:x="11.858cm" svg:y="10.583cm">
            <text:p text:style-name="P1"><text:span text:style-name="T16">s</text:span></text:p>
            <draw:enhanced-geometry svg:viewBox="0 0 21600 21600" draw:type="mso-spt202" draw:enhanced-path="M 0 0 L 21600 0 21600 21600 0 21600 0 0 Z N"/>
          </draw:custom-shape>
          <draw:line draw:style-name="gr7" draw:text-style-name="P7" draw:layer="layout" svg:x1="12.744cm" svg:y1="11.315cm" svg:x2="16.13cm" svg:y2="11.315cm">
            <text:p/>
          </draw:line>
        </draw:g>
        <draw:polyline draw:style-name="gr11" draw:text-style-name="P7" xml:id="id84" draw:id="id84" draw:layer="layout" svg:width="2.963cm" svg:height="3.597cm" svg:x="13.123cm" svg:y="6.985cm" svg:viewBox="0 0 2964 3598" draw:points="2964,3598 0,0">
          <text:p text:style-name="P1"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0-width/2;x" smil:keyTimes="0;1" smil:additive="base"/>
                  <anim:animate smil:dur="0.5s" smil:fill="hold" smil:targetElement="id82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-left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0-width/2;x" smil:keyTimes="0;1" smil:additive="base"/>
                  <anim:animate smil:dur="0.5s" smil:fill="hold" smil:targetElement="id83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79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Deletion: Two children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9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2.204cm" svg:height="1.515cm" svg:x="19.05cm" svg:y="12.488cm">
          <text:p text:style-name="P1"><text:span text:style-name="T5">10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2.161cm" svg:height="1.515cm" svg:x="18.489cm" svg:y="8.043cm">
          <text:p text:style-name="P1"><text:span text:style-name="T5">11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141cm" svg:y="10.372cm">
          <text:p text:style-name="P1"><text:span text:style-name="T5">90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19.315cm" svg:y1="9.525cm" svg:x2="17.621cm" svg:y2="10.795cm">
          <text:p/>
        </draw:line>
        <draw:line draw:style-name="gr4" draw:text-style-name="P7" draw:layer="layout" svg:x1="17.568cm" svg:y1="11.642cm" svg:x2="19.685cm" svg:y2="12.7cm">
          <text:p/>
        </draw:line>
        <draw:custom-shape draw:style-name="gr2" draw:text-style-name="P6" draw:layer="layout" svg:width="1.693cm" svg:height="1.481cm" svg:x="-10.16cm" svg:y="19.89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6" draw:layer="layout" svg:width="0.511cm" svg:height="1.27cm" svg:x="14.773cm" svg:y="16.836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0.925cm" svg:height="1.197cm" svg:x="7.581cm" svg:y="4.983cm">
          <text:p text:style-name="P1"><text:span text:style-name="T16">p</text:span></text:p>
          <draw:enhanced-geometry svg:viewBox="0 0 21600 21600" draw:type="mso-spt202" draw:enhanced-path="M 0 0 L 21600 0 21600 21600 0 21600 0 0 Z N"/>
        </draw:custom-shape>
        <draw:line draw:style-name="gr7" draw:text-style-name="P7" draw:layer="layout" svg:x1="8.467cm" svg:y1="5.715cm" svg:x2="11.853cm" svg:y2="5.715cm">
          <text:p/>
        </draw:line>
        <draw:g>
          <draw:custom-shape draw:style-name="gr3" draw:text-style-name="P6" draw:layer="layout" svg:width="0.832cm" svg:height="1.197cm" svg:x="11.858cm" svg:y="10.583cm">
            <text:p text:style-name="P1"><text:span text:style-name="T16">s</text:span></text:p>
            <draw:enhanced-geometry svg:viewBox="0 0 21600 21600" draw:type="mso-spt202" draw:enhanced-path="M 0 0 L 21600 0 21600 21600 0 21600 0 0 Z N"/>
          </draw:custom-shape>
          <draw:line draw:style-name="gr7" draw:text-style-name="P7" draw:layer="layout" svg:x1="12.744cm" svg:y1="11.315cm" svg:x2="16.13cm" svg:y2="11.315cm">
            <text:p/>
          </draw:line>
        </draw:g>
        <presentation:notes draw:style-name="dp2">
          <draw:page-thumbnail draw:style-name="gr1" draw:layer="layout" svg:width="12.551cm" svg:height="9.67cm" svg:x="3.423cm" svg:y="1.959cm" draw:page-number="80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Deletion: Two children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9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2.204cm" svg:height="1.515cm" svg:x="19.05cm" svg:y="12.488cm">
          <text:p text:style-name="P1"><text:span text:style-name="T5">10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2.161cm" svg:height="1.515cm" svg:x="18.489cm" svg:y="8.043cm">
          <text:p text:style-name="P1"><text:span text:style-name="T5">11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141cm" svg:y="10.372cm">
          <text:p text:style-name="P1"><text:span text:style-name="T5">90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19.315cm" svg:y1="9.525cm" svg:x2="17.621cm" svg:y2="10.795cm">
          <text:p/>
        </draw:line>
        <draw:line draw:style-name="gr4" draw:text-style-name="P7" draw:layer="layout" svg:x1="17.568cm" svg:y1="11.642cm" svg:x2="19.685cm" svg:y2="12.7cm">
          <text:p/>
        </draw:line>
        <draw:custom-shape draw:style-name="gr2" draw:text-style-name="P6" draw:layer="layout" svg:width="1.693cm" svg:height="1.481cm" svg:x="-10.16cm" svg:y="19.89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6" draw:layer="layout" svg:width="0.511cm" svg:height="1.27cm" svg:x="14.773cm" svg:y="16.836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0.925cm" svg:height="1.197cm" svg:x="7.581cm" svg:y="4.983cm">
          <text:p text:style-name="P1"><text:span text:style-name="T16">p</text:span></text:p>
          <draw:enhanced-geometry svg:viewBox="0 0 21600 21600" draw:type="mso-spt202" draw:enhanced-path="M 0 0 L 21600 0 21600 21600 0 21600 0 0 Z N"/>
        </draw:custom-shape>
        <draw:line draw:style-name="gr7" draw:text-style-name="P7" draw:layer="layout" svg:x1="8.467cm" svg:y1="5.927cm" svg:x2="16.087cm" svg:y2="11.007cm">
          <text:p/>
        </draw:line>
        <draw:g>
          <draw:custom-shape draw:style-name="gr3" draw:text-style-name="P6" draw:layer="layout" svg:width="0.832cm" svg:height="1.197cm" svg:x="11.858cm" svg:y="10.583cm">
            <text:p text:style-name="P1"><text:span text:style-name="T16">s</text:span></text:p>
            <draw:enhanced-geometry svg:viewBox="0 0 21600 21600" draw:type="mso-spt202" draw:enhanced-path="M 0 0 L 21600 0 21600 21600 0 21600 0 0 Z N"/>
          </draw:custom-shape>
          <draw:line draw:style-name="gr7" draw:text-style-name="P7" draw:layer="layout" svg:x1="12.744cm" svg:y1="11.315cm" svg:x2="16.13cm" svg:y2="11.315cm">
            <text:p/>
          </draw:line>
        </draw:g>
        <draw:custom-shape draw:style-name="gr3" draw:text-style-name="P6" xml:id="id85" draw:id="id85" draw:layer="layout" svg:width="3.69cm" svg:height="1.197cm" svg:x="4.355cm" svg:y="5.08cm">
          <text:p text:style-name="P1"><text:span text:style-name="T9">Delete -&gt;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0-width/2;x" smil:keyTimes="0;1" smil:additive="base"/>
                  <anim:animate smil:dur="0.5s" smil:fill="hold" smil:targetElement="id85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2.551cm" svg:height="9.67cm" svg:x="3.423cm" svg:y="1.959cm" draw:page-number="81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Deletion: Two children</text:p>
          </draw:text-box>
        </draw:frame>
        <draw:custom-shape draw:style-name="gr3" draw:text-style-name="P6" draw:layer="layout" svg:width="1.637cm" svg:height="1.515cm" svg:x="12.022cm" svg:y="4.921cm">
          <text:p text:style-name="P1"><text:span text:style-name="T5">9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7.198cm" svg:y="7.492cm">
          <text:p text:style-name="P1"><text:span text:style-name="T5">1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2.204cm" svg:height="1.515cm" svg:x="19.05cm" svg:y="12.488cm">
          <text:p text:style-name="P1"><text:span text:style-name="T12">105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2.161cm" svg:height="1.515cm" svg:x="18.489cm" svg:y="8.043cm">
          <text:p text:style-name="P1"><text:span text:style-name="T5">11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37cm" svg:height="1.515cm" svg:x="16.141cm" svg:y="10.372cm">
          <text:p text:style-name="P1"><text:span text:style-name="T5">90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19.315cm" svg:y1="9.525cm" svg:x2="17.621cm" svg:y2="10.795cm">
          <text:p/>
        </draw:line>
        <draw:line draw:style-name="gr4" draw:text-style-name="P7" draw:layer="layout" svg:x1="17.568cm" svg:y1="11.642cm" svg:x2="19.685cm" svg:y2="12.7cm">
          <text:p/>
        </draw:line>
        <draw:custom-shape draw:style-name="gr2" draw:text-style-name="P6" draw:layer="layout" svg:width="1.693cm" svg:height="1.481cm" svg:x="-10.16cm" svg:y="19.89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6" draw:layer="layout" svg:width="0.511cm" svg:height="1.27cm" svg:x="14.773cm" svg:y="16.836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0.925cm" svg:height="1.197cm" svg:x="7.581cm" svg:y="4.983cm">
          <text:p text:style-name="P1"><text:span text:style-name="T16">p</text:span></text:p>
          <draw:enhanced-geometry svg:viewBox="0 0 21600 21600" draw:type="mso-spt202" draw:enhanced-path="M 0 0 L 21600 0 21600 21600 0 21600 0 0 Z N"/>
        </draw:custom-shape>
        <draw:line draw:style-name="gr7" draw:text-style-name="P7" draw:layer="layout" svg:x1="8.467cm" svg:y1="5.927cm" svg:x2="16.087cm" svg:y2="11.007cm">
          <text:p/>
        </draw:line>
        <draw:custom-shape draw:style-name="gr3" draw:text-style-name="P6" draw:layer="layout" svg:width="3.69cm" svg:height="1.197cm" svg:x="4.355cm" svg:y="5.08cm">
          <text:p text:style-name="P1"><text:span text:style-name="T9">Delete -&gt;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4.642cm" svg:height="1.197cm" svg:x="14.559cm" svg:y="14.931cm">
          <text:p text:style-name="P1"><text:span text:style-name="T4">replacement</text:span></text:p>
          <draw:enhanced-geometry svg:viewBox="0 0 21600 21600" draw:type="mso-spt202" draw:enhanced-path="M 0 0 L 21600 0 21600 21600 0 21600 0 0 Z N"/>
        </draw:custom-shape>
        <draw:line draw:style-name="gr12" draw:text-style-name="P7" draw:layer="layout" svg:x1="18.627cm" svg:y1="15.028cm" svg:x2="19.897cm" svg:y2="13.758cm">
          <text:p/>
        </draw:line>
        <presentation:notes draw:style-name="dp2">
          <draw:page-thumbnail draw:style-name="gr1" draw:layer="layout" svg:width="12.551cm" svg:height="9.67cm" svg:x="3.423cm" svg:y="1.959cm" draw:page-number="82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3T19">
        <draw:frame presentation:style-name="pr8" draw:text-style-name="P2" draw:layer="layout" svg:width="24.681cm" svg:height="3.211cm" svg:x="0.374cm" svg:y="0.847cm" presentation:class="title" presentation:user-transformed="true">
          <draw:text-box>
            <text:p text:style-name="P1">Deletion: Two children</text:p>
          </draw:text-box>
        </draw:frame>
        <draw:custom-shape draw:style-name="gr13" draw:text-style-name="P2" draw:layer="layout" svg:width="1.637cm" svg:height="1.629cm" svg:x="12.022cm" svg:y="4.921cm">
          <text:p text:style-name="P1"><text:span text:style-name="T5">90</text:span></text:p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1.637cm" svg:height="1.629cm" svg:x="7.198cm" svg:y="7.492cm">
          <text:p text:style-name="P1"><text:span text:style-name="T5">15</text:span></text:p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2.204cm" svg:height="1.629cm" svg:x="18.468cm" svg:y="8.043cm">
          <text:p text:style-name="P1"><text:span text:style-name="T5">110</text:span></text:p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.204cm" svg:height="1.629cm" svg:x="15.858cm" svg:y="10.372cm">
          <text:p text:style-name="P1"><text:span text:style-name="T5">105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2.7cm" svg:y1="6.562cm" svg:x2="8.678cm" svg:y2="8.043cm">
          <text:p/>
        </draw:line>
        <draw:line draw:style-name="gr4" draw:text-style-name="P7" draw:layer="layout" svg:x1="12.7cm" svg:y1="6.562cm" svg:x2="19.262cm" svg:y2="8.255cm">
          <text:p/>
        </draw:line>
        <draw:line draw:style-name="gr4" draw:text-style-name="P7" draw:layer="layout" svg:x1="19.315cm" svg:y1="9.525cm" svg:x2="17.621cm" svg:y2="10.795cm">
          <text:p/>
        </draw:line>
        <draw:custom-shape draw:style-name="gr2" draw:text-style-name="P6" draw:layer="layout" svg:width="1.693cm" svg:height="1.481cm" svg:x="-10.16cm" svg:y="19.89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6" draw:layer="layout" svg:width="0.511cm" svg:height="1.27cm" svg:x="14.773cm" svg:y="16.836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551cm" svg:height="9.67cm" svg:x="3.423cm" svg:y="1.959cm" draw:page-number="83" presentation:class="page"/>
          <draw:frame presentation:style-name="pr2" draw:text-style-name="P1" draw:layer="layout" svg:width="15.519cm" svg:height="11.606cm" svg:x="1.94cm" svg:y="12.2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1" svg:font-family="'Times New Roman'" style:font-family-generic="roman" style:font-pitch="variable" style:font-charset="x-symbol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99" draw:end-color="#000057" draw:start-intensity="100%" draw:end-intensity="100%" draw:angle="2250" draw:border="0%"/>
    <draw:marker draw:name="Arrow" svg:viewBox="0 0 20 30" svg:d="M10 0l-10 30h20z"/>
    <draw:marker draw:name="msArrowEnd_20_1" draw:display-name="msArrowEnd 1" svg:viewBox="0 0 140 140" svg:d="M70 0l70 140h-14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ffffff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gradient-name="Gradient_20_7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eb02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eb02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eb02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eb02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eb02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eb02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eb02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eb02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eb02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eb02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b02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C0000000CA87B5B04.png" xlink:type="simple" xlink:show="embed" xlink:actuate="onLoad">
            <style:list-level-properties text:min-label-width="0.952cm" style:vertical-pos="middle" style:vertical-rel="line" fo:width="0.732cm" fo:height="0.732cm"/>
          </text:list-level-style-image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image text:level="3" xlink:href="Pictures/100002000000000C0000000C18B02019.png" xlink:type="simple" xlink:show="embed" xlink:actuate="onLoad">
            <style:list-level-properties text:space-before="2.54cm" text:min-label-width="0.635cm" style:vertical-pos="middle" style:vertical-rel="line" fo:width="0.549cm" fo:height="0.549cm"/>
          </text:list-level-style-image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image text:level="5" xlink:href="Pictures/100002000000000F0000000F255946EA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6" xlink:href="Pictures/100002000000000F0000000F255946EA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7" xlink:href="Pictures/100002000000000F0000000F255946EA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8" xlink:href="Pictures/100002000000000F0000000F255946EA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1pt 1pt" style:text-underline-style="none" fo:font-weight="normal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8pt" fo:font-style="normal" fo:text-shadow="1pt 1pt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86d1ec" fo:font-size="9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7b46d0" fo:font-size="9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45c984" fo:font-size="90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45c984" fo:font-size="90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45c984" fo:font-size="90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45c984" fo:font-size="90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45c984" fo:font-size="9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6pt" fo:font-style="normal" fo:text-shadow="1pt 1pt" style:text-underline-style="none" fo:font-weight="normal" style:font-name-asian="AR PL ShanHeiSun Uni" style:font-family-asian="'AR PL ShanHeiSun Un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44pt" fo:font-style="normal" fo:text-shadow="1pt 1pt" style:text-underline-style="none" fo:font-weight="normal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gradient-name="Gradient_20_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fffff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Times New Roman" fo:color="#eb02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eb02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eb02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eb02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eb02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eb02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eb02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eb02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eb02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eb02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188cm" svg:height="4.641cm" svg:x="2.24cm" svg:y="3.61cm" draw:page-number="1"/>
      <draw:page-thumbnail draw:layer="backgroundobjects" svg:width="6.188cm" svg:height="4.641cm" svg:x="10.97cm" svg:y="3.61cm"/>
      <draw:page-thumbnail draw:layer="backgroundobjects" svg:width="6.188cm" svg:height="4.641cm" svg:x="2.24cm" svg:y="10.573cm"/>
      <draw:page-thumbnail draw:layer="backgroundobjects" svg:width="6.188cm" svg:height="4.641cm" svg:x="10.97cm" svg:y="10.573cm"/>
      <draw:page-thumbnail draw:layer="backgroundobjects" svg:width="6.188cm" svg:height="4.641cm" svg:x="2.24cm" svg:y="17.536cm"/>
      <draw:page-thumbnail draw:layer="backgroundobjects" svg:width="6.188cm" svg:height="4.641cm" svg:x="10.97cm" svg:y="17.536cm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5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50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2.551cm" svg:height="9.67cm" svg:x="3.423cm" svg:y="1.959cm" presentation:class="page"/>
        <draw:frame presentation:style-name="Default-notes" draw:layer="backgroundobjects" svg:width="15.519cm" svg:height="11.605cm" svg:x="1.94cm" svg:y="12.249cm" presentation:class="notes" presentation:placeholder="true">
          <draw:text-box/>
        </draw:frame>
        <draw:frame presentation:style-name="Mpr2" draw:text-style-name="MP1" draw:layer="backgroundobjects" svg:width="8.419cm" svg:height="1.28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419cm" svg:height="1.289cm" svg:x="10.9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419cm" svg:height="1.289cm" svg:x="0cm" svg:y="24.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419cm" svg:height="1.289cm" svg:x="10.98cm" svg:y="24.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$Build-2</meta:generator>
    <dc:title>Largest Contiguous Sum</dc:title>
    <meta:initial-creator>Thaddeus F. Pawlicki</meta:initial-creator>
    <meta:creation-date>2002-01-21T14:15:42</meta:creation-date>
    <dc:creator>Ted Pawlicki</dc:creator>
    <dc:date>2009-02-12T15:23:15</dc:date>
    <meta:editing-cycles>188</meta:editing-cycles>
    <meta:editing-duration>PT8H33M33S</meta:editing-duration>
    <meta:document-statistic meta:object-count="2074"/>
    <meta:user-defined meta:name="Info 1"/>
    <meta:user-defined meta:name="Info 2"/>
    <meta:user-defined meta:name="Info 3"/>
    <meta:user-defined meta:name="Info 4"/>
  </office:meta>
</office:document-meta>
</file>